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67b3" officeooo:paragraph-rsid="000767b3"/>
    </style:style>
    <style:style style:name="P2" style:family="paragraph" style:parent-style-name="Standard">
      <style:paragraph-properties fo:text-align="start" style:justify-single-word="false"/>
      <style:text-properties officeooo:rsid="0007b232" officeooo:paragraph-rsid="0007b232"/>
    </style:style>
    <style:style style:name="P3" style:family="paragraph" style:parent-style-name="Standard">
      <style:paragraph-properties fo:text-align="start" style:justify-single-word="false"/>
      <style:text-properties officeooo:rsid="0008850f" officeooo:paragraph-rsid="0008850f"/>
    </style:style>
    <style:style style:name="P4" style:family="paragraph" style:parent-style-name="Standard">
      <style:paragraph-properties fo:text-align="start" style:justify-single-word="false"/>
      <style:text-properties officeooo:rsid="000b1e9d" officeooo:paragraph-rsid="000b1e9d"/>
    </style:style>
    <style:style style:name="P5" style:family="paragraph" style:parent-style-name="Standard">
      <style:paragraph-properties fo:text-align="center" style:justify-single-word="false"/>
      <style:text-properties officeooo:rsid="0010e407" officeooo:paragraph-rsid="0010e407"/>
    </style:style>
    <style:style style:name="P6" style:family="paragraph" style:parent-style-name="Standard">
      <style:paragraph-properties fo:text-align="start" style:justify-single-word="false"/>
      <style:text-properties officeooo:rsid="001134b6" officeooo:paragraph-rsid="001134b6"/>
    </style:style>
    <style:style style:name="P7" style:family="paragraph" style:parent-style-name="Standard">
      <style:paragraph-properties fo:text-align="start" style:justify-single-word="false"/>
      <style:text-properties officeooo:rsid="0012f0e2" officeooo:paragraph-rsid="0012f0e2"/>
    </style:style>
    <style:style style:name="P8" style:family="paragraph" style:parent-style-name="Standard">
      <style:paragraph-properties fo:text-align="start" style:justify-single-word="false"/>
      <style:text-properties officeooo:rsid="001472eb" officeooo:paragraph-rsid="001472eb"/>
    </style:style>
    <style:style style:name="P9" style:family="paragraph" style:parent-style-name="Standard">
      <style:paragraph-properties fo:text-align="start" style:justify-single-word="false"/>
      <style:text-properties officeooo:rsid="001754b0" officeooo:paragraph-rsid="001754b0"/>
    </style:style>
    <style:style style:name="P10" style:family="paragraph" style:parent-style-name="Standard">
      <style:paragraph-properties fo:text-align="start" style:justify-single-word="false"/>
      <style:text-properties officeooo:rsid="00186428" officeooo:paragraph-rsid="00186428"/>
    </style:style>
    <style:style style:name="P11" style:family="paragraph" style:parent-style-name="Standard">
      <style:paragraph-properties fo:text-align="start" style:justify-single-word="false"/>
      <style:text-properties officeooo:rsid="001d02e1" officeooo:paragraph-rsid="001d02e1"/>
    </style:style>
    <style:style style:name="P12" style:family="paragraph" style:parent-style-name="Standard">
      <style:paragraph-properties fo:text-align="start" style:justify-single-word="false"/>
      <style:text-properties officeooo:rsid="001f7e2e" officeooo:paragraph-rsid="001f7e2e"/>
    </style:style>
    <style:style style:name="P13" style:family="paragraph" style:parent-style-name="Standard">
      <style:paragraph-properties fo:text-align="center" style:justify-single-word="false"/>
      <style:text-properties officeooo:rsid="0023105c" officeooo:paragraph-rsid="0023105c"/>
    </style:style>
    <style:style style:name="P14" style:family="paragraph" style:parent-style-name="Standard">
      <style:paragraph-properties fo:text-align="start" style:justify-single-word="false"/>
      <style:text-properties officeooo:rsid="0023105c" officeooo:paragraph-rsid="0023105c"/>
    </style:style>
    <style:style style:name="P15" style:family="paragraph" style:parent-style-name="Standard">
      <style:paragraph-properties fo:text-align="start" style:justify-single-word="false"/>
      <style:text-properties officeooo:rsid="00259c1d" officeooo:paragraph-rsid="00259c1d"/>
    </style:style>
    <style:style style:name="P16" style:family="paragraph" style:parent-style-name="Standard">
      <style:paragraph-properties fo:text-align="start" style:justify-single-word="false"/>
      <style:text-properties officeooo:rsid="0026978f" officeooo:paragraph-rsid="0026978f"/>
    </style:style>
    <style:style style:name="P17" style:family="paragraph" style:parent-style-name="Standard">
      <style:paragraph-properties fo:text-align="start" style:justify-single-word="false"/>
      <style:text-properties officeooo:rsid="00283715" officeooo:paragraph-rsid="00283715"/>
    </style:style>
    <style:style style:name="P18" style:family="paragraph" style:parent-style-name="Standard">
      <style:paragraph-properties fo:text-align="start" style:justify-single-word="false"/>
      <style:text-properties officeooo:rsid="002a7e6f" officeooo:paragraph-rsid="002a7e6f"/>
    </style:style>
    <style:style style:name="P19" style:family="paragraph" style:parent-style-name="Standard">
      <style:paragraph-properties fo:text-align="start" style:justify-single-word="false"/>
      <style:text-properties officeooo:rsid="002e09d4" officeooo:paragraph-rsid="002e09d4"/>
    </style:style>
    <style:style style:name="P20" style:family="paragraph" style:parent-style-name="Standard">
      <style:paragraph-properties fo:text-align="start" style:justify-single-word="false"/>
      <style:text-properties officeooo:rsid="002f83f8" officeooo:paragraph-rsid="002f83f8"/>
    </style:style>
    <style:style style:name="P21" style:family="paragraph" style:parent-style-name="Standard">
      <style:paragraph-properties fo:text-align="start" style:justify-single-word="false"/>
      <style:text-properties officeooo:rsid="003382d2" officeooo:paragraph-rsid="003382d2"/>
    </style:style>
    <style:style style:name="P22" style:family="paragraph" style:parent-style-name="Standard">
      <style:paragraph-properties fo:text-align="start" style:justify-single-word="false"/>
      <style:text-properties officeooo:rsid="00372a5c" officeooo:paragraph-rsid="00372a5c"/>
    </style:style>
    <style:style style:name="P23" style:family="paragraph" style:parent-style-name="Standard">
      <style:paragraph-properties fo:text-align="center" style:justify-single-word="false"/>
      <style:text-properties officeooo:rsid="003907dd" officeooo:paragraph-rsid="003907dd"/>
    </style:style>
    <style:style style:name="P24" style:family="paragraph" style:parent-style-name="Standard">
      <style:paragraph-properties fo:text-align="start" style:justify-single-word="false"/>
      <style:text-properties officeooo:rsid="003b18c2" officeooo:paragraph-rsid="003b18c2"/>
    </style:style>
    <style:style style:name="P25" style:family="paragraph" style:parent-style-name="Standard">
      <style:paragraph-properties fo:text-align="start" style:justify-single-word="false"/>
      <style:text-properties officeooo:rsid="003bbcbe" officeooo:paragraph-rsid="003bbcbe"/>
    </style:style>
    <style:style style:name="P26" style:family="paragraph" style:parent-style-name="Standard">
      <style:paragraph-properties fo:text-align="center" style:justify-single-word="false"/>
      <style:text-properties officeooo:rsid="003bbcbe" officeooo:paragraph-rsid="003bbcbe"/>
    </style:style>
    <style:style style:name="P27" style:family="paragraph" style:parent-style-name="Standard">
      <style:paragraph-properties fo:text-align="center" style:justify-single-word="false"/>
      <style:text-properties officeooo:rsid="00405f3f" officeooo:paragraph-rsid="00405f3f"/>
    </style:style>
    <style:style style:name="P28" style:family="paragraph" style:parent-style-name="Standard">
      <style:paragraph-properties fo:text-align="start" style:justify-single-word="false"/>
      <style:text-properties officeooo:rsid="00405f3f" officeooo:paragraph-rsid="00405f3f"/>
    </style:style>
    <style:style style:name="P29" style:family="paragraph" style:parent-style-name="Standard">
      <style:paragraph-properties fo:text-align="start" style:justify-single-word="false"/>
      <style:text-properties officeooo:rsid="00493a39" officeooo:paragraph-rsid="00493a39"/>
    </style:style>
    <style:style style:name="P30" style:family="paragraph" style:parent-style-name="Standard">
      <style:paragraph-properties fo:text-align="start" style:justify-single-word="false"/>
      <style:text-properties officeooo:rsid="004c5fad" officeooo:paragraph-rsid="004c5fad"/>
    </style:style>
    <style:style style:name="P31" style:family="paragraph" style:parent-style-name="Standard">
      <style:paragraph-properties fo:text-align="center" style:justify-single-word="false"/>
      <style:text-properties officeooo:rsid="00507679" officeooo:paragraph-rsid="00507679"/>
    </style:style>
    <style:style style:name="P32" style:family="paragraph" style:parent-style-name="Standard">
      <style:paragraph-properties fo:text-align="start" style:justify-single-word="false"/>
      <style:text-properties officeooo:rsid="00526fd6" officeooo:paragraph-rsid="00526fd6"/>
    </style:style>
    <style:style style:name="P33" style:family="paragraph" style:parent-style-name="Standard">
      <style:paragraph-properties fo:text-align="start" style:justify-single-word="false"/>
      <style:text-properties officeooo:rsid="0053bd86" officeooo:paragraph-rsid="0053bd86"/>
    </style:style>
    <style:style style:name="P34" style:family="paragraph" style:parent-style-name="Standard">
      <style:paragraph-properties fo:text-align="center" style:justify-single-word="false"/>
      <style:text-properties officeooo:rsid="0056c045" officeooo:paragraph-rsid="0056c045"/>
    </style:style>
    <style:style style:name="P35" style:family="paragraph" style:parent-style-name="Standard">
      <style:paragraph-properties fo:text-align="start" style:justify-single-word="false"/>
      <style:text-properties officeooo:rsid="0056c045" officeooo:paragraph-rsid="0056c045"/>
    </style:style>
    <style:style style:name="P36" style:family="paragraph" style:parent-style-name="Standard">
      <style:paragraph-properties fo:text-align="center" style:justify-single-word="false"/>
      <style:text-properties officeooo:rsid="00574417" officeooo:paragraph-rsid="00574417"/>
    </style:style>
    <style:style style:name="P37" style:family="paragraph" style:parent-style-name="Standard">
      <style:paragraph-properties fo:text-align="start" style:justify-single-word="false"/>
      <style:text-properties officeooo:rsid="005825b7" officeooo:paragraph-rsid="005825b7"/>
    </style:style>
    <style:style style:name="P38" style:family="paragraph" style:parent-style-name="Standard">
      <style:paragraph-properties fo:text-align="start" style:justify-single-word="false"/>
      <style:text-properties officeooo:rsid="0059168f" officeooo:paragraph-rsid="0059168f"/>
    </style:style>
    <style:style style:name="P39" style:family="paragraph" style:parent-style-name="Standard">
      <style:paragraph-properties fo:text-align="start" style:justify-single-word="false"/>
      <style:text-properties officeooo:rsid="0059824b" officeooo:paragraph-rsid="0059824b"/>
    </style:style>
    <style:style style:name="P40" style:family="paragraph" style:parent-style-name="Standard">
      <style:paragraph-properties fo:text-align="start" style:justify-single-word="false"/>
      <style:text-properties officeooo:rsid="005b5b91" officeooo:paragraph-rsid="005b5b91"/>
    </style:style>
    <style:style style:name="P41" style:family="paragraph" style:parent-style-name="Standard">
      <style:paragraph-properties fo:text-align="start" style:justify-single-word="false"/>
      <style:text-properties officeooo:rsid="005c9a52" officeooo:paragraph-rsid="005c9a52"/>
    </style:style>
    <style:style style:name="P42" style:family="paragraph" style:parent-style-name="Standard">
      <style:paragraph-properties fo:text-align="start" style:justify-single-word="false"/>
      <style:text-properties officeooo:rsid="005ea136" officeooo:paragraph-rsid="005ea136"/>
    </style:style>
    <style:style style:name="P43" style:family="paragraph" style:parent-style-name="Standard">
      <style:paragraph-properties fo:text-align="center" style:justify-single-word="false"/>
      <style:text-properties officeooo:rsid="00625943" officeooo:paragraph-rsid="00625943"/>
    </style:style>
    <style:style style:name="P44" style:family="paragraph" style:parent-style-name="Standard">
      <style:paragraph-properties fo:text-align="start" style:justify-single-word="false"/>
      <style:text-properties officeooo:rsid="00625943" officeooo:paragraph-rsid="00625943"/>
    </style:style>
    <style:style style:name="P45" style:family="paragraph" style:parent-style-name="Standard">
      <style:paragraph-properties fo:text-align="start" style:justify-single-word="false"/>
      <style:text-properties officeooo:rsid="0065904d" officeooo:paragraph-rsid="0065904d"/>
    </style:style>
    <style:style style:name="P46" style:family="paragraph" style:parent-style-name="Standard">
      <style:paragraph-properties fo:text-align="start" style:justify-single-word="false"/>
      <style:text-properties officeooo:rsid="0066c5dd" officeooo:paragraph-rsid="0066c5dd"/>
    </style:style>
    <style:style style:name="P47" style:family="paragraph" style:parent-style-name="Standard">
      <style:paragraph-properties fo:text-align="center" style:justify-single-word="false"/>
      <style:text-properties officeooo:rsid="0067c313" officeooo:paragraph-rsid="0067c313"/>
    </style:style>
    <style:style style:name="P48" style:family="paragraph" style:parent-style-name="Standard">
      <style:paragraph-properties fo:text-align="start" style:justify-single-word="false"/>
      <style:text-properties officeooo:rsid="0067c48f" officeooo:paragraph-rsid="0067c48f"/>
    </style:style>
    <style:style style:name="P49" style:family="paragraph" style:parent-style-name="Standard">
      <style:paragraph-properties fo:text-align="start" style:justify-single-word="false"/>
      <style:text-properties officeooo:rsid="0069770f" officeooo:paragraph-rsid="0069770f"/>
    </style:style>
    <style:style style:name="P50" style:family="paragraph" style:parent-style-name="Standard">
      <style:paragraph-properties fo:text-align="start" style:justify-single-word="false"/>
      <style:text-properties officeooo:rsid="006a94f2" officeooo:paragraph-rsid="006a94f2"/>
    </style:style>
    <style:style style:name="P51" style:family="paragraph" style:parent-style-name="Standard">
      <style:paragraph-properties fo:text-align="center" style:justify-single-word="false"/>
      <style:text-properties officeooo:rsid="006b6b73" officeooo:paragraph-rsid="006b6b73"/>
    </style:style>
    <style:style style:name="P52" style:family="paragraph" style:parent-style-name="Standard">
      <style:paragraph-properties fo:text-align="start" style:justify-single-word="false"/>
      <style:text-properties officeooo:rsid="006b6b73" officeooo:paragraph-rsid="006b6b73"/>
    </style:style>
    <style:style style:name="P53" style:family="paragraph" style:parent-style-name="Standard">
      <style:paragraph-properties fo:text-align="center" style:justify-single-word="false"/>
      <style:text-properties officeooo:rsid="006c1555" officeooo:paragraph-rsid="006c1555"/>
    </style:style>
    <style:style style:name="P54" style:family="paragraph" style:parent-style-name="Standard">
      <style:paragraph-properties fo:text-align="start" style:justify-single-word="false"/>
      <style:text-properties officeooo:rsid="006e9129" officeooo:paragraph-rsid="006e9129"/>
    </style:style>
    <style:style style:name="P55" style:family="paragraph" style:parent-style-name="Standard">
      <style:paragraph-properties fo:text-align="start" style:justify-single-word="false"/>
      <style:text-properties officeooo:rsid="00711cf6" officeooo:paragraph-rsid="00711cf6"/>
    </style:style>
    <style:style style:name="P56" style:family="paragraph" style:parent-style-name="Standard">
      <style:paragraph-properties fo:text-align="start" style:justify-single-word="false"/>
      <style:text-properties officeooo:rsid="0071584d" officeooo:paragraph-rsid="0071584d"/>
    </style:style>
    <style:style style:name="P57" style:family="paragraph" style:parent-style-name="Standard">
      <style:paragraph-properties fo:text-align="start" style:justify-single-word="false"/>
      <style:text-properties officeooo:rsid="00723059" officeooo:paragraph-rsid="00723059"/>
    </style:style>
    <style:style style:name="P58" style:family="paragraph" style:parent-style-name="Standard">
      <style:paragraph-properties fo:text-align="start" style:justify-single-word="false"/>
      <style:text-properties officeooo:rsid="0074a50f" officeooo:paragraph-rsid="0074a50f"/>
    </style:style>
    <style:style style:name="P59" style:family="paragraph" style:parent-style-name="Standard">
      <style:paragraph-properties fo:text-align="start" style:justify-single-word="false"/>
      <style:text-properties officeooo:rsid="00769938" officeooo:paragraph-rsid="00769938"/>
    </style:style>
    <style:style style:name="P60" style:family="paragraph" style:parent-style-name="Standard">
      <style:paragraph-properties fo:text-align="start" style:justify-single-word="false"/>
      <style:text-properties officeooo:rsid="007a68a0" officeooo:paragraph-rsid="007a68a0"/>
    </style:style>
    <style:style style:name="P61" style:family="paragraph" style:parent-style-name="Standard">
      <style:paragraph-properties fo:text-align="start" style:justify-single-word="false"/>
      <style:text-properties officeooo:rsid="007c5f2b" officeooo:paragraph-rsid="007c5f2b"/>
    </style:style>
    <style:style style:name="P62" style:family="paragraph" style:parent-style-name="Standard">
      <style:paragraph-properties fo:text-align="start" style:justify-single-word="false"/>
      <style:text-properties officeooo:rsid="007da0dd" officeooo:paragraph-rsid="007da0dd"/>
    </style:style>
    <style:style style:name="P63" style:family="paragraph" style:parent-style-name="Standard">
      <style:paragraph-properties fo:text-align="start" style:justify-single-word="false"/>
      <style:text-properties officeooo:rsid="007e8f96" officeooo:paragraph-rsid="007e8f96"/>
    </style:style>
    <style:style style:name="P64" style:family="paragraph" style:parent-style-name="Standard">
      <style:paragraph-properties fo:text-align="center" style:justify-single-word="false"/>
      <style:text-properties officeooo:rsid="00843e48" officeooo:paragraph-rsid="00843e48"/>
    </style:style>
    <style:style style:name="P65" style:family="paragraph" style:parent-style-name="Standard">
      <style:paragraph-properties fo:text-align="start" style:justify-single-word="false"/>
      <style:text-properties officeooo:rsid="0084c353" officeooo:paragraph-rsid="0084c353"/>
    </style:style>
    <style:style style:name="P66" style:family="paragraph" style:parent-style-name="Standard">
      <style:paragraph-properties fo:text-align="start" style:justify-single-word="false"/>
      <style:text-properties officeooo:rsid="00865751" officeooo:paragraph-rsid="00865751"/>
    </style:style>
    <style:style style:name="P67" style:family="paragraph" style:parent-style-name="Standard">
      <style:paragraph-properties fo:text-align="start" style:justify-single-word="false"/>
      <style:text-properties officeooo:rsid="0087e039" officeooo:paragraph-rsid="0087e039"/>
    </style:style>
    <style:style style:name="P68" style:family="paragraph" style:parent-style-name="Standard">
      <style:paragraph-properties fo:text-align="center" style:justify-single-word="false"/>
      <style:text-properties officeooo:rsid="0087e039" officeooo:paragraph-rsid="0087e039"/>
    </style:style>
    <style:style style:name="P69" style:family="paragraph" style:parent-style-name="Standard">
      <style:paragraph-properties fo:text-align="start" style:justify-single-word="false"/>
      <style:text-properties officeooo:rsid="008a91df" officeooo:paragraph-rsid="008a91df"/>
    </style:style>
    <style:style style:name="P70" style:family="paragraph" style:parent-style-name="Standard">
      <style:paragraph-properties fo:text-align="start" style:justify-single-word="false"/>
      <style:text-properties officeooo:rsid="008b6da5" officeooo:paragraph-rsid="008b6da5"/>
    </style:style>
    <style:style style:name="P71" style:family="paragraph" style:parent-style-name="Standard">
      <style:paragraph-properties fo:text-align="start" style:justify-single-word="false"/>
      <style:text-properties officeooo:rsid="008bba4f" officeooo:paragraph-rsid="008bba4f"/>
    </style:style>
    <style:style style:name="P72" style:family="paragraph" style:parent-style-name="Standard">
      <style:paragraph-properties fo:text-align="start" style:justify-single-word="false"/>
      <style:text-properties officeooo:rsid="008d9214" officeooo:paragraph-rsid="008d9214"/>
    </style:style>
    <style:style style:name="P73" style:family="paragraph" style:parent-style-name="Standard">
      <style:paragraph-properties fo:text-align="start" style:justify-single-word="false"/>
      <style:text-properties officeooo:rsid="0090735d" officeooo:paragraph-rsid="0090735d"/>
    </style:style>
    <style:style style:name="P74" style:family="paragraph" style:parent-style-name="Standard">
      <style:paragraph-properties fo:text-align="start" style:justify-single-word="false"/>
      <style:text-properties officeooo:rsid="00941044" officeooo:paragraph-rsid="00941044"/>
    </style:style>
    <style:style style:name="P75" style:family="paragraph" style:parent-style-name="Standard">
      <style:paragraph-properties fo:text-align="center" style:justify-single-word="false"/>
      <style:text-properties officeooo:rsid="0095e391" officeooo:paragraph-rsid="0095e391"/>
    </style:style>
    <style:style style:name="P76" style:family="paragraph" style:parent-style-name="Standard">
      <style:paragraph-properties fo:text-align="start" style:justify-single-word="false"/>
      <style:text-properties officeooo:rsid="009a9ae2" officeooo:paragraph-rsid="009a9ae2"/>
    </style:style>
    <style:style style:name="P77" style:family="paragraph" style:parent-style-name="Standard">
      <style:paragraph-properties fo:text-align="start" style:justify-single-word="false"/>
      <style:text-properties officeooo:rsid="009d3d5e" officeooo:paragraph-rsid="009d3d5e"/>
    </style:style>
    <style:style style:name="P78" style:family="paragraph" style:parent-style-name="Standard">
      <style:paragraph-properties fo:text-align="start" style:justify-single-word="false"/>
      <style:text-properties officeooo:rsid="009e61e3" officeooo:paragraph-rsid="009e61e3"/>
    </style:style>
    <style:style style:name="P79" style:family="paragraph" style:parent-style-name="Standard">
      <style:paragraph-properties fo:text-align="start" style:justify-single-word="false"/>
      <style:text-properties officeooo:rsid="00a2fcbf" officeooo:paragraph-rsid="00a2fcbf"/>
    </style:style>
    <style:style style:name="P80" style:family="paragraph" style:parent-style-name="Standard">
      <style:paragraph-properties fo:text-align="start" style:justify-single-word="false"/>
      <style:text-properties officeooo:rsid="00a40e7a" officeooo:paragraph-rsid="00a40e7a"/>
    </style:style>
    <style:style style:name="P81" style:family="paragraph" style:parent-style-name="Standard">
      <style:paragraph-properties fo:text-align="start" style:justify-single-word="false"/>
      <style:text-properties officeooo:rsid="00a4a37c" officeooo:paragraph-rsid="00a4a37c"/>
    </style:style>
    <style:style style:name="P82" style:family="paragraph" style:parent-style-name="Standard">
      <style:paragraph-properties fo:text-align="start" style:justify-single-word="false"/>
      <style:text-properties officeooo:rsid="00a7e6e5" officeooo:paragraph-rsid="00a7e6e5"/>
    </style:style>
    <style:style style:name="P83" style:family="paragraph" style:parent-style-name="Standard">
      <style:paragraph-properties fo:text-align="start" style:justify-single-word="false"/>
      <style:text-properties officeooo:rsid="00a941c9" officeooo:paragraph-rsid="00a941c9"/>
    </style:style>
    <style:style style:name="P84" style:family="paragraph" style:parent-style-name="Standard">
      <style:paragraph-properties fo:text-align="start" style:justify-single-word="false"/>
      <style:text-properties officeooo:rsid="00aa1e00" officeooo:paragraph-rsid="00aa1e00"/>
    </style:style>
    <style:style style:name="P85" style:family="paragraph" style:parent-style-name="Standard">
      <style:paragraph-properties fo:text-align="start" style:justify-single-word="false"/>
      <style:text-properties officeooo:rsid="00aa466d" officeooo:paragraph-rsid="00aa466d"/>
    </style:style>
    <style:style style:name="P86" style:family="paragraph" style:parent-style-name="Standard">
      <style:paragraph-properties fo:text-align="start" style:justify-single-word="false"/>
      <style:text-properties officeooo:rsid="00ad8c91" officeooo:paragraph-rsid="00ad8c91"/>
    </style:style>
    <style:style style:name="P87" style:family="paragraph" style:parent-style-name="Standard">
      <style:paragraph-properties fo:text-align="start" style:justify-single-word="false"/>
      <style:text-properties officeooo:rsid="00ad9df2" officeooo:paragraph-rsid="00ad9df2"/>
    </style:style>
    <style:style style:name="P88" style:family="paragraph" style:parent-style-name="Standard">
      <style:paragraph-properties fo:text-align="start" style:justify-single-word="false"/>
      <style:text-properties officeooo:rsid="00aef91e" officeooo:paragraph-rsid="00aef91e"/>
    </style:style>
    <style:style style:name="P89" style:family="paragraph" style:parent-style-name="Standard">
      <style:paragraph-properties fo:text-align="start" style:justify-single-word="false"/>
      <style:text-properties officeooo:rsid="00b11ff4" officeooo:paragraph-rsid="00b11ff4"/>
    </style:style>
    <style:style style:name="P90" style:family="paragraph" style:parent-style-name="Standard">
      <style:paragraph-properties fo:text-align="start" style:justify-single-word="false"/>
      <style:text-properties officeooo:rsid="00b44123" officeooo:paragraph-rsid="00b44123"/>
    </style:style>
    <style:style style:name="P91" style:family="paragraph" style:parent-style-name="Standard">
      <style:paragraph-properties fo:text-align="start" style:justify-single-word="false"/>
      <style:text-properties officeooo:rsid="00b58c3e" officeooo:paragraph-rsid="00b58c3e"/>
    </style:style>
    <style:style style:name="P92" style:family="paragraph" style:parent-style-name="Standard">
      <style:paragraph-properties fo:text-align="start" style:justify-single-word="false"/>
      <style:text-properties officeooo:rsid="00bb91fd" officeooo:paragraph-rsid="00bb91fd"/>
    </style:style>
    <style:style style:name="P93" style:family="paragraph" style:parent-style-name="Standard">
      <style:paragraph-properties fo:text-align="start" style:justify-single-word="false"/>
      <style:text-properties fo:font-weight="bold" officeooo:rsid="00b58c3e" officeooo:paragraph-rsid="00b58c3e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weight="bold" officeooo:rsid="01335392" officeooo:paragraph-rsid="01335392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weight="bold" officeooo:rsid="0136265d" officeooo:paragraph-rsid="0136265d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weight="bold" officeooo:rsid="0139cd45" officeooo:paragraph-rsid="0139cd45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officeooo:rsid="00cc92f8" officeooo:paragraph-rsid="00cc92f8"/>
    </style:style>
    <style:style style:name="P98" style:family="paragraph" style:parent-style-name="Standard">
      <style:paragraph-properties fo:text-align="start" style:justify-single-word="false"/>
      <style:text-properties officeooo:rsid="00ccf0e4" officeooo:paragraph-rsid="00ccf0e4"/>
    </style:style>
    <style:style style:name="P99" style:family="paragraph" style:parent-style-name="Standard">
      <style:paragraph-properties fo:text-align="start" style:justify-single-word="false"/>
      <style:text-properties officeooo:rsid="00cf7b00" officeooo:paragraph-rsid="00cf7b00"/>
    </style:style>
    <style:style style:name="P100" style:family="paragraph" style:parent-style-name="Standard">
      <style:paragraph-properties fo:text-align="start" style:justify-single-word="false"/>
      <style:text-properties officeooo:rsid="00d2967f" officeooo:paragraph-rsid="00d2967f"/>
    </style:style>
    <style:style style:name="P101" style:family="paragraph" style:parent-style-name="Standard">
      <style:paragraph-properties fo:text-align="start" style:justify-single-word="false"/>
      <style:text-properties officeooo:rsid="00d3bb60" officeooo:paragraph-rsid="00d3bb60"/>
    </style:style>
    <style:style style:name="P102" style:family="paragraph" style:parent-style-name="Standard">
      <style:paragraph-properties fo:text-align="start" style:justify-single-word="false"/>
      <style:text-properties officeooo:rsid="00d6c485" officeooo:paragraph-rsid="00d6c485"/>
    </style:style>
    <style:style style:name="P103" style:family="paragraph" style:parent-style-name="Standard">
      <style:paragraph-properties fo:text-align="start" style:justify-single-word="false"/>
      <style:text-properties officeooo:rsid="00d7f1b8" officeooo:paragraph-rsid="00d7f1b8"/>
    </style:style>
    <style:style style:name="P104" style:family="paragraph" style:parent-style-name="Standard">
      <style:paragraph-properties fo:text-align="start" style:justify-single-word="false"/>
      <style:text-properties officeooo:rsid="00d9058d" officeooo:paragraph-rsid="00d9058d"/>
    </style:style>
    <style:style style:name="P105" style:family="paragraph" style:parent-style-name="Standard">
      <style:paragraph-properties fo:text-align="start" style:justify-single-word="false"/>
      <style:text-properties officeooo:rsid="00da3249" officeooo:paragraph-rsid="00da3249"/>
    </style:style>
    <style:style style:name="P106" style:family="paragraph" style:parent-style-name="Standard">
      <style:paragraph-properties fo:text-align="start" style:justify-single-word="false"/>
      <style:text-properties officeooo:rsid="00db3649" officeooo:paragraph-rsid="00db3649"/>
    </style:style>
    <style:style style:name="P107" style:family="paragraph" style:parent-style-name="Standard">
      <style:paragraph-properties fo:text-align="start" style:justify-single-word="false"/>
      <style:text-properties officeooo:rsid="00df0ec5" officeooo:paragraph-rsid="00df0ec5"/>
    </style:style>
    <style:style style:name="P108" style:family="paragraph" style:parent-style-name="Standard">
      <style:paragraph-properties fo:text-align="start" style:justify-single-word="false"/>
      <style:text-properties officeooo:rsid="00e040b3" officeooo:paragraph-rsid="00e040b3"/>
    </style:style>
    <style:style style:name="P109" style:family="paragraph" style:parent-style-name="Standard">
      <style:paragraph-properties fo:text-align="start" style:justify-single-word="false"/>
      <style:text-properties officeooo:rsid="00e118e0" officeooo:paragraph-rsid="00e118e0"/>
    </style:style>
    <style:style style:name="P110" style:family="paragraph" style:parent-style-name="Standard">
      <style:paragraph-properties fo:text-align="start" style:justify-single-word="false"/>
      <style:text-properties officeooo:rsid="00e31dcc" officeooo:paragraph-rsid="00e31dcc"/>
    </style:style>
    <style:style style:name="P111" style:family="paragraph" style:parent-style-name="Standard">
      <style:paragraph-properties fo:text-align="start" style:justify-single-word="false"/>
      <style:text-properties officeooo:rsid="00e5340e" officeooo:paragraph-rsid="00e5340e"/>
    </style:style>
    <style:style style:name="P112" style:family="paragraph" style:parent-style-name="Standard">
      <style:paragraph-properties fo:text-align="start" style:justify-single-word="false"/>
      <style:text-properties officeooo:rsid="00e64621" officeooo:paragraph-rsid="00e64621"/>
    </style:style>
    <style:style style:name="P113" style:family="paragraph" style:parent-style-name="Standard">
      <style:paragraph-properties fo:text-align="center" style:justify-single-word="false"/>
      <style:text-properties officeooo:rsid="00ea52a1" officeooo:paragraph-rsid="00ea52a1"/>
    </style:style>
    <style:style style:name="P114" style:family="paragraph" style:parent-style-name="Standard">
      <style:paragraph-properties fo:text-align="start" style:justify-single-word="false"/>
      <style:text-properties officeooo:rsid="00ea52a1" officeooo:paragraph-rsid="00ea52a1"/>
    </style:style>
    <style:style style:name="P115" style:family="paragraph" style:parent-style-name="Standard">
      <style:paragraph-properties fo:text-align="start" style:justify-single-word="false"/>
      <style:text-properties officeooo:rsid="00ee2588" officeooo:paragraph-rsid="00ee2588"/>
    </style:style>
    <style:style style:name="P116" style:family="paragraph" style:parent-style-name="Standard">
      <style:paragraph-properties fo:text-align="start" style:justify-single-word="false"/>
      <style:text-properties officeooo:rsid="00f01d50" officeooo:paragraph-rsid="00f01d50"/>
    </style:style>
    <style:style style:name="P117" style:family="paragraph" style:parent-style-name="Standard">
      <style:paragraph-properties fo:text-align="start" style:justify-single-word="false"/>
      <style:text-properties officeooo:rsid="00f101a6" officeooo:paragraph-rsid="00f101a6"/>
    </style:style>
    <style:style style:name="P118" style:family="paragraph" style:parent-style-name="Standard">
      <style:paragraph-properties fo:text-align="start" style:justify-single-word="false"/>
      <style:text-properties officeooo:rsid="00f21afd" officeooo:paragraph-rsid="00f21afd"/>
    </style:style>
    <style:style style:name="P119" style:family="paragraph" style:parent-style-name="Standard">
      <style:paragraph-properties fo:text-align="start" style:justify-single-word="false"/>
      <style:text-properties officeooo:rsid="00f65d80" officeooo:paragraph-rsid="00f65d80"/>
    </style:style>
    <style:style style:name="P120" style:family="paragraph" style:parent-style-name="Standard">
      <style:paragraph-properties fo:text-align="start" style:justify-single-word="false"/>
      <style:text-properties officeooo:rsid="00f6b526" officeooo:paragraph-rsid="00f6b526"/>
    </style:style>
    <style:style style:name="P121" style:family="paragraph" style:parent-style-name="Standard">
      <style:paragraph-properties fo:text-align="start" style:justify-single-word="false"/>
      <style:text-properties officeooo:rsid="00f87d36" officeooo:paragraph-rsid="00f87d36"/>
    </style:style>
    <style:style style:name="P122" style:family="paragraph" style:parent-style-name="Standard">
      <style:paragraph-properties fo:text-align="start" style:justify-single-word="false"/>
      <style:text-properties officeooo:rsid="00fccc1a" officeooo:paragraph-rsid="00fccc1a"/>
    </style:style>
    <style:style style:name="P123" style:family="paragraph" style:parent-style-name="Standard">
      <style:paragraph-properties fo:text-align="center" style:justify-single-word="false"/>
      <style:text-properties officeooo:rsid="01004514" officeooo:paragraph-rsid="01004514"/>
    </style:style>
    <style:style style:name="P124" style:family="paragraph" style:parent-style-name="Standard">
      <style:paragraph-properties fo:text-align="start" style:justify-single-word="false"/>
      <style:text-properties officeooo:rsid="01004514" officeooo:paragraph-rsid="01004514"/>
    </style:style>
    <style:style style:name="P125" style:family="paragraph" style:parent-style-name="Standard">
      <style:paragraph-properties fo:text-align="start" style:justify-single-word="false"/>
      <style:text-properties officeooo:rsid="0102900c" officeooo:paragraph-rsid="0102900c"/>
    </style:style>
    <style:style style:name="P126" style:family="paragraph" style:parent-style-name="Standard">
      <style:paragraph-properties fo:text-align="center" style:justify-single-word="false"/>
      <style:text-properties officeooo:rsid="010517ba" officeooo:paragraph-rsid="010517ba"/>
    </style:style>
    <style:style style:name="P127" style:family="paragraph" style:parent-style-name="Standard">
      <style:paragraph-properties fo:text-align="start" style:justify-single-word="false"/>
      <style:text-properties officeooo:rsid="010517ba" officeooo:paragraph-rsid="010517ba"/>
    </style:style>
    <style:style style:name="P128" style:family="paragraph" style:parent-style-name="Standard">
      <style:paragraph-properties fo:text-align="start" style:justify-single-word="false"/>
      <style:text-properties officeooo:rsid="0107aedf" officeooo:paragraph-rsid="0107aedf"/>
    </style:style>
    <style:style style:name="P129" style:family="paragraph" style:parent-style-name="Standard">
      <style:paragraph-properties fo:text-align="start" style:justify-single-word="false"/>
      <style:text-properties officeooo:rsid="010968a7" officeooo:paragraph-rsid="010968a7"/>
    </style:style>
    <style:style style:name="P130" style:family="paragraph" style:parent-style-name="Standard">
      <style:paragraph-properties fo:text-align="start" style:justify-single-word="false"/>
      <style:text-properties officeooo:rsid="010a6611" officeooo:paragraph-rsid="010a6611"/>
    </style:style>
    <style:style style:name="P131" style:family="paragraph" style:parent-style-name="Standard">
      <style:paragraph-properties fo:text-align="start" style:justify-single-word="false"/>
      <style:text-properties officeooo:rsid="01128f86" officeooo:paragraph-rsid="01128f86"/>
    </style:style>
    <style:style style:name="P132" style:family="paragraph" style:parent-style-name="Standard">
      <style:paragraph-properties fo:text-align="start" style:justify-single-word="false"/>
      <style:text-properties officeooo:rsid="0113c78c" officeooo:paragraph-rsid="0113c78c"/>
    </style:style>
    <style:style style:name="P133" style:family="paragraph" style:parent-style-name="Standard">
      <style:paragraph-properties fo:text-align="start" style:justify-single-word="false"/>
      <style:text-properties officeooo:rsid="01173201" officeooo:paragraph-rsid="01173201"/>
    </style:style>
    <style:style style:name="P134" style:family="paragraph" style:parent-style-name="Standard">
      <style:paragraph-properties fo:text-align="start" style:justify-single-word="false"/>
      <style:text-properties officeooo:rsid="0110da00" officeooo:paragraph-rsid="0110da00"/>
    </style:style>
    <style:style style:name="P135" style:family="paragraph" style:parent-style-name="Standard">
      <style:paragraph-properties fo:text-align="center" style:justify-single-word="false"/>
      <style:text-properties officeooo:rsid="0110da00" officeooo:paragraph-rsid="0110da00"/>
    </style:style>
    <style:style style:name="P136" style:family="paragraph" style:parent-style-name="Standard">
      <style:paragraph-properties fo:text-align="start" style:justify-single-word="false"/>
      <style:text-properties officeooo:rsid="011fc54a" officeooo:paragraph-rsid="011fc54a"/>
    </style:style>
    <style:style style:name="P137" style:family="paragraph" style:parent-style-name="Standard">
      <style:paragraph-properties fo:text-align="start" style:justify-single-word="false"/>
      <style:text-properties officeooo:rsid="0121b2ca" officeooo:paragraph-rsid="0121b2ca"/>
    </style:style>
    <style:style style:name="P138" style:family="paragraph" style:parent-style-name="Standard">
      <style:paragraph-properties fo:text-align="center" style:justify-single-word="false"/>
      <style:text-properties officeooo:rsid="01232b5a" officeooo:paragraph-rsid="01232b5a"/>
    </style:style>
    <style:style style:name="P139" style:family="paragraph" style:parent-style-name="Standard">
      <style:paragraph-properties fo:text-align="start" style:justify-single-word="false"/>
      <style:text-properties officeooo:rsid="0124e904" officeooo:paragraph-rsid="0124e904"/>
    </style:style>
    <style:style style:name="P140" style:family="paragraph" style:parent-style-name="Standard">
      <style:paragraph-properties fo:text-align="start" style:justify-single-word="false"/>
      <style:text-properties officeooo:rsid="012791e6" officeooo:paragraph-rsid="012791e6"/>
    </style:style>
    <style:style style:name="P141" style:family="paragraph" style:parent-style-name="Standard">
      <style:paragraph-properties fo:text-align="start" style:justify-single-word="false"/>
      <style:text-properties officeooo:rsid="012a5678" officeooo:paragraph-rsid="012a5678"/>
    </style:style>
    <style:style style:name="P142" style:family="paragraph" style:parent-style-name="Standard">
      <style:paragraph-properties fo:text-align="start" style:justify-single-word="false"/>
      <style:text-properties officeooo:rsid="012bef1c" officeooo:paragraph-rsid="012bef1c"/>
    </style:style>
    <style:style style:name="P143" style:family="paragraph" style:parent-style-name="Standard">
      <style:paragraph-properties fo:text-align="start" style:justify-single-word="false"/>
      <style:text-properties officeooo:rsid="012d075b" officeooo:paragraph-rsid="012d075b"/>
    </style:style>
    <style:style style:name="P144" style:family="paragraph" style:parent-style-name="Standard">
      <style:paragraph-properties fo:text-align="start" style:justify-single-word="false"/>
      <style:text-properties officeooo:rsid="012ebd53" officeooo:paragraph-rsid="012ebd53"/>
    </style:style>
    <style:style style:name="P145" style:family="paragraph" style:parent-style-name="Standard">
      <style:paragraph-properties fo:text-align="start" style:justify-single-word="false"/>
      <style:text-properties officeooo:rsid="0130b67d" officeooo:paragraph-rsid="0130b67d"/>
    </style:style>
    <style:style style:name="P146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13c2184" officeooo:paragraph-rsid="013c2184" style:font-style-asian="italic" style:font-weight-asian="bold" style:font-style-complex="italic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13fba32" officeooo:paragraph-rsid="013fba32" style:font-style-asian="italic" style:font-style-complex="italic"/>
    </style:style>
    <style:style style:name="P14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1463795" officeooo:paragraph-rsid="01463795" style:font-style-asian="italic" style:font-style-complex="italic"/>
    </style:style>
    <style:style style:name="P14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1472bbe" officeooo:paragraph-rsid="01472bbe" style:font-style-asian="italic" style:font-style-complex="italic"/>
    </style:style>
    <style:style style:name="P15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14ad5da" officeooo:paragraph-rsid="014ad5da" style:font-style-asian="italic" style:font-style-complex="italic"/>
    </style:style>
    <style:style style:name="P151" style:family="paragraph" style:parent-style-name="Standard">
      <style:paragraph-properties fo:text-align="start" style:justify-single-word="false"/>
      <style:text-properties officeooo:rsid="014ff050" officeooo:paragraph-rsid="014ff050"/>
    </style:style>
    <style:style style:name="P152" style:family="paragraph" style:parent-style-name="Standard">
      <style:paragraph-properties fo:text-align="start" style:justify-single-word="false"/>
      <style:text-properties officeooo:rsid="01506e99" officeooo:paragraph-rsid="01506e99"/>
    </style:style>
    <style:style style:name="P153" style:family="paragraph" style:parent-style-name="Standard">
      <style:paragraph-properties fo:text-align="start" style:justify-single-word="false"/>
      <style:text-properties officeooo:rsid="01514f1c" officeooo:paragraph-rsid="01514f1c"/>
    </style:style>
    <style:style style:name="P154" style:family="paragraph" style:parent-style-name="Standard">
      <style:paragraph-properties fo:text-align="start" style:justify-single-word="false"/>
      <style:text-properties officeooo:rsid="01536f16" officeooo:paragraph-rsid="01536f16"/>
    </style:style>
    <style:style style:name="P155" style:family="paragraph" style:parent-style-name="Standard">
      <style:paragraph-properties fo:text-align="start" style:justify-single-word="false"/>
      <style:text-properties officeooo:rsid="015484ef" officeooo:paragraph-rsid="015484ef"/>
    </style:style>
    <style:style style:name="P156" style:family="paragraph" style:parent-style-name="Standard">
      <style:paragraph-properties fo:text-align="start" style:justify-single-word="false"/>
      <style:text-properties officeooo:rsid="0155fb82" officeooo:paragraph-rsid="0155fb82"/>
    </style:style>
    <style:style style:name="P157" style:family="paragraph" style:parent-style-name="Standard">
      <style:paragraph-properties fo:text-align="start" style:justify-single-word="false"/>
      <style:text-properties officeooo:rsid="0156b38b" officeooo:paragraph-rsid="0156b38b"/>
    </style:style>
    <style:style style:name="P158" style:family="paragraph" style:parent-style-name="Standard">
      <style:paragraph-properties fo:text-align="start" style:justify-single-word="false"/>
      <style:text-properties officeooo:rsid="01617fa7" officeooo:paragraph-rsid="01617fa7"/>
    </style:style>
    <style:style style:name="P159" style:family="paragraph" style:parent-style-name="Standard">
      <style:paragraph-properties fo:text-align="start" style:justify-single-word="false"/>
      <style:text-properties officeooo:rsid="01632a92" officeooo:paragraph-rsid="01632a92"/>
    </style:style>
    <style:style style:name="P160" style:family="paragraph" style:parent-style-name="Standard">
      <style:paragraph-properties fo:text-align="start" style:justify-single-word="false"/>
      <style:text-properties officeooo:rsid="0167817b" officeooo:paragraph-rsid="0167817b"/>
    </style:style>
    <style:style style:name="P161" style:family="paragraph" style:parent-style-name="Standard">
      <style:paragraph-properties fo:text-align="start" style:justify-single-word="false"/>
      <style:text-properties officeooo:rsid="01693628" officeooo:paragraph-rsid="01693628"/>
    </style:style>
    <style:style style:name="P162" style:family="paragraph" style:parent-style-name="Standard">
      <style:paragraph-properties fo:text-align="start" style:justify-single-word="false"/>
      <style:text-properties officeooo:rsid="016dd93f" officeooo:paragraph-rsid="016dd93f"/>
    </style:style>
    <style:style style:name="P163" style:family="paragraph" style:parent-style-name="Standard">
      <style:paragraph-properties fo:text-align="start" style:justify-single-word="false"/>
      <style:text-properties officeooo:rsid="016ff9d2" officeooo:paragraph-rsid="016ff9d2"/>
    </style:style>
    <style:style style:name="P164" style:family="paragraph" style:parent-style-name="Standard">
      <style:paragraph-properties fo:text-align="start" style:justify-single-word="false"/>
      <style:text-properties officeooo:rsid="01708e45" officeooo:paragraph-rsid="01708e45"/>
    </style:style>
    <style:style style:name="P165" style:family="paragraph" style:parent-style-name="Standard">
      <style:paragraph-properties fo:text-align="start" style:justify-single-word="false"/>
      <style:text-properties officeooo:rsid="01708e45" officeooo:paragraph-rsid="0175f3de"/>
    </style:style>
    <style:style style:name="P166" style:family="paragraph" style:parent-style-name="Standard">
      <style:paragraph-properties fo:text-align="start" style:justify-single-word="false"/>
      <style:text-properties officeooo:rsid="0178c7f5" officeooo:paragraph-rsid="0178c7f5"/>
    </style:style>
    <style:style style:name="P167" style:family="paragraph" style:parent-style-name="Standard">
      <style:paragraph-properties fo:text-align="start" style:justify-single-word="false"/>
      <style:text-properties officeooo:rsid="017adda5" officeooo:paragraph-rsid="0182b923"/>
    </style:style>
    <style:style style:name="P168" style:family="paragraph" style:parent-style-name="Standard">
      <style:paragraph-properties fo:text-align="start" style:justify-single-word="false"/>
      <style:text-properties officeooo:rsid="017ebb27" officeooo:paragraph-rsid="0182b923"/>
    </style:style>
    <style:style style:name="P169" style:family="paragraph" style:parent-style-name="Standard">
      <style:paragraph-properties fo:text-align="start" style:justify-single-word="false"/>
      <style:text-properties officeooo:rsid="017ebb27" officeooo:paragraph-rsid="0156b38b"/>
    </style:style>
    <style:style style:name="P170" style:family="paragraph" style:parent-style-name="Standard">
      <style:paragraph-properties fo:text-align="start" style:justify-single-word="false"/>
      <style:text-properties officeooo:rsid="01895e3d" officeooo:paragraph-rsid="01895e3d"/>
    </style:style>
    <style:style style:name="P171" style:family="paragraph" style:parent-style-name="Standard">
      <style:paragraph-properties fo:text-align="start" style:justify-single-word="false"/>
      <style:text-properties officeooo:rsid="018c5e0c" officeooo:paragraph-rsid="018c5e0c"/>
    </style:style>
    <style:style style:name="P172" style:family="paragraph" style:parent-style-name="Standard">
      <style:paragraph-properties fo:text-align="start" style:justify-single-word="false"/>
      <style:text-properties officeooo:rsid="018f2688" officeooo:paragraph-rsid="018f2688"/>
    </style:style>
    <style:style style:name="P173" style:family="paragraph" style:parent-style-name="Standard">
      <style:paragraph-properties fo:text-align="start" style:justify-single-word="false"/>
      <style:text-properties officeooo:rsid="01913829" officeooo:paragraph-rsid="01913829"/>
    </style:style>
    <style:style style:name="P174" style:family="paragraph" style:parent-style-name="Standard">
      <style:paragraph-properties fo:text-align="start" style:justify-single-word="false"/>
      <style:text-properties officeooo:rsid="0192504c" officeooo:paragraph-rsid="0192504c"/>
    </style:style>
    <style:style style:name="P175" style:family="paragraph" style:parent-style-name="Standard">
      <style:paragraph-properties fo:text-align="start" style:justify-single-word="false"/>
      <style:text-properties officeooo:rsid="01972608" officeooo:paragraph-rsid="01972608"/>
    </style:style>
    <style:style style:name="P176" style:family="paragraph" style:parent-style-name="Standard">
      <style:paragraph-properties fo:text-align="start" style:justify-single-word="false"/>
      <style:text-properties officeooo:rsid="01998298" officeooo:paragraph-rsid="01998298"/>
    </style:style>
    <style:style style:name="P177" style:family="paragraph" style:parent-style-name="Standard">
      <style:paragraph-properties fo:text-align="start" style:justify-single-word="false"/>
      <style:text-properties officeooo:rsid="019c8e40" officeooo:paragraph-rsid="019c8e40"/>
    </style:style>
    <style:style style:name="P178" style:family="paragraph" style:parent-style-name="Standard">
      <style:paragraph-properties fo:text-align="start" style:justify-single-word="false"/>
      <style:text-properties officeooo:rsid="019e1071" officeooo:paragraph-rsid="019e1071"/>
    </style:style>
    <style:style style:name="P179" style:family="paragraph" style:parent-style-name="Standard">
      <style:paragraph-properties fo:text-align="start" style:justify-single-word="false"/>
      <style:text-properties officeooo:rsid="019fdea8" officeooo:paragraph-rsid="019fdea8"/>
    </style:style>
    <style:style style:name="P180" style:family="paragraph" style:parent-style-name="Standard">
      <style:paragraph-properties fo:text-align="start" style:justify-single-word="false"/>
      <style:text-properties officeooo:rsid="01a05dfd" officeooo:paragraph-rsid="01a05dfd"/>
    </style:style>
    <style:style style:name="P181" style:family="paragraph" style:parent-style-name="Standard">
      <style:paragraph-properties fo:text-align="start" style:justify-single-word="false"/>
      <style:text-properties officeooo:rsid="01a1f34a" officeooo:paragraph-rsid="01a1f34a"/>
    </style:style>
    <style:style style:name="P182" style:family="paragraph" style:parent-style-name="Standard">
      <style:paragraph-properties fo:text-align="start" style:justify-single-word="false"/>
      <style:text-properties fo:font-weight="normal" officeooo:rsid="01341baa" officeooo:paragraph-rsid="01341baa" style:font-weight-asian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weight="normal" officeooo:rsid="0135cfa9" officeooo:paragraph-rsid="0135cfa9" style:font-weight-asian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weight="normal" officeooo:rsid="0139cd45" officeooo:paragraph-rsid="0139cd45" style:font-weight-asian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weight="normal" officeooo:rsid="013a6144" officeooo:paragraph-rsid="0139cd45" style:font-weight-asian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13c2184" officeooo:paragraph-rsid="013c2184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tyle="normal" style:text-underline-style="none" officeooo:rsid="013fba32" officeooo:paragraph-rsid="013fba32" style:font-style-asian="normal" style:font-style-complex="normal"/>
    </style:style>
    <style:style style:name="P188" style:family="paragraph" style:parent-style-name="Standard">
      <style:paragraph-properties fo:text-align="start" style:justify-single-word="false"/>
      <style:text-properties fo:font-style="normal" style:text-underline-style="none" officeooo:rsid="013fccfc" officeooo:paragraph-rsid="013fba32" style:font-style-asian="normal" style:font-style-complex="normal"/>
    </style:style>
    <style:style style:name="P189" style:family="paragraph" style:parent-style-name="Standard">
      <style:paragraph-properties fo:text-align="start" style:justify-single-word="false"/>
      <style:text-properties fo:font-style="normal" style:text-underline-style="none" officeooo:rsid="01421475" officeooo:paragraph-rsid="013fba32" style:font-style-asian="normal" style:font-style-complex="normal"/>
    </style:style>
    <style:style style:name="P190" style:family="paragraph" style:parent-style-name="Standard">
      <style:paragraph-properties fo:text-align="start" style:justify-single-word="false"/>
      <style:text-properties fo:font-style="normal" style:text-underline-style="none" officeooo:rsid="01436e0f" officeooo:paragraph-rsid="013fba32" style:font-style-asian="normal" style:font-style-complex="normal"/>
    </style:style>
    <style:style style:name="P191" style:family="paragraph" style:parent-style-name="Standard">
      <style:paragraph-properties fo:text-align="start" style:justify-single-word="false"/>
      <style:text-properties fo:font-style="normal" style:text-underline-style="none" officeooo:rsid="01472bbe" officeooo:paragraph-rsid="01472bbe" style:font-style-asian="normal" style:font-style-complex="normal"/>
    </style:style>
    <style:style style:name="P192" style:family="paragraph" style:parent-style-name="Standard">
      <style:paragraph-properties fo:text-align="start" style:justify-single-word="false"/>
      <style:text-properties fo:font-style="normal" style:text-underline-style="none" officeooo:rsid="0149dd97" officeooo:paragraph-rsid="01472bbe" style:font-style-asian="normal" style:font-style-complex="normal"/>
    </style:style>
    <style:style style:name="P193" style:family="paragraph" style:parent-style-name="Standard">
      <style:paragraph-properties fo:text-align="start" style:justify-single-word="false"/>
      <style:text-properties fo:font-style="normal" style:text-underline-style="none" officeooo:rsid="014bbe93" officeooo:paragraph-rsid="014ad5da" style:font-style-asian="normal" style:font-style-complex="normal"/>
    </style:style>
    <style:style style:name="P194" style:family="paragraph" style:parent-style-name="Standard">
      <style:paragraph-properties fo:text-align="start" style:justify-single-word="false"/>
      <style:text-properties fo:font-style="normal" style:text-underline-style="none" officeooo:rsid="014c9683" officeooo:paragraph-rsid="014ad5da" style:font-style-asian="normal" style:font-style-complex="normal"/>
    </style:style>
    <style:style style:name="P195" style:family="paragraph" style:parent-style-name="Standard">
      <style:paragraph-properties fo:text-align="start" style:justify-single-word="false"/>
      <style:text-properties officeooo:rsid="01ae5154" officeooo:paragraph-rsid="01ae5154"/>
    </style:style>
    <style:style style:name="P196" style:family="paragraph" style:parent-style-name="Standard">
      <style:paragraph-properties fo:text-align="start" style:justify-single-word="false"/>
      <style:text-properties officeooo:rsid="01b0c3ca" officeooo:paragraph-rsid="01b0c3ca"/>
    </style:style>
    <style:style style:name="P197" style:family="paragraph" style:parent-style-name="Standard">
      <style:paragraph-properties fo:text-align="start" style:justify-single-word="false"/>
      <style:text-properties officeooo:rsid="01b3c679" officeooo:paragraph-rsid="01b3c679"/>
    </style:style>
    <style:style style:name="P198" style:family="paragraph" style:parent-style-name="Standard">
      <style:paragraph-properties fo:text-align="start" style:justify-single-word="false"/>
      <style:text-properties officeooo:rsid="01b76943" officeooo:paragraph-rsid="01b76943"/>
    </style:style>
    <style:style style:name="P199" style:family="paragraph" style:parent-style-name="Standard">
      <style:paragraph-properties fo:text-align="start" style:justify-single-word="false"/>
      <style:text-properties officeooo:rsid="01b95be8" officeooo:paragraph-rsid="01b95be8"/>
    </style:style>
    <style:style style:name="P200" style:family="paragraph" style:parent-style-name="Standard">
      <style:paragraph-properties fo:text-align="start" style:justify-single-word="false"/>
      <style:text-properties officeooo:rsid="01ba5977" officeooo:paragraph-rsid="01ba5977"/>
    </style:style>
    <style:style style:name="P201" style:family="paragraph" style:parent-style-name="Standard">
      <style:paragraph-properties fo:text-align="start" style:justify-single-word="false"/>
      <style:text-properties officeooo:rsid="01ba5977" officeooo:paragraph-rsid="01bc34a3"/>
    </style:style>
    <style:style style:name="P202" style:family="paragraph" style:parent-style-name="Standard">
      <style:paragraph-properties fo:text-align="start" style:justify-single-word="false"/>
      <style:text-properties officeooo:rsid="01ba5977" officeooo:paragraph-rsid="01bd26b1"/>
    </style:style>
    <style:style style:name="P203" style:family="paragraph" style:parent-style-name="Standard">
      <style:paragraph-properties fo:text-align="start" style:justify-single-word="false"/>
      <style:text-properties officeooo:rsid="01ba5977" officeooo:paragraph-rsid="01be3a98"/>
    </style:style>
    <style:style style:name="P204" style:family="paragraph" style:parent-style-name="Standard">
      <style:paragraph-properties fo:text-align="start" style:justify-single-word="false"/>
      <style:text-properties officeooo:rsid="01be3a98" officeooo:paragraph-rsid="01be3a98"/>
    </style:style>
    <style:style style:name="P205" style:family="paragraph" style:parent-style-name="Standard">
      <style:paragraph-properties fo:text-align="start" style:justify-single-word="false"/>
      <style:text-properties officeooo:rsid="01c32aa2" officeooo:paragraph-rsid="01c32aa2"/>
    </style:style>
    <style:style style:name="P206" style:family="paragraph" style:parent-style-name="Standard">
      <style:paragraph-properties fo:text-align="start" style:justify-single-word="false"/>
      <style:text-properties officeooo:rsid="01c3f3e7" officeooo:paragraph-rsid="01c3f3e7"/>
    </style:style>
    <style:style style:name="P207" style:family="paragraph" style:parent-style-name="Standard">
      <style:paragraph-properties fo:text-align="start" style:justify-single-word="false"/>
      <style:text-properties officeooo:rsid="01cbfa4f" officeooo:paragraph-rsid="01cbfa4f"/>
    </style:style>
    <style:style style:name="P208" style:family="paragraph" style:parent-style-name="Standard">
      <style:paragraph-properties fo:text-align="start" style:justify-single-word="false"/>
      <style:text-properties officeooo:rsid="01d41b4c" officeooo:paragraph-rsid="01d41b4c"/>
    </style:style>
    <style:style style:name="P209" style:family="paragraph" style:parent-style-name="Standard">
      <style:paragraph-properties fo:text-align="start" style:justify-single-word="false"/>
      <style:text-properties officeooo:rsid="01d6da75" officeooo:paragraph-rsid="01d6da75"/>
    </style:style>
    <style:style style:name="P210" style:family="paragraph" style:parent-style-name="Standard">
      <style:paragraph-properties fo:text-align="start" style:justify-single-word="false"/>
      <style:text-properties officeooo:rsid="01da1b9b" officeooo:paragraph-rsid="01da1b9b"/>
    </style:style>
    <style:style style:name="P211" style:family="paragraph" style:parent-style-name="Standard">
      <style:paragraph-properties fo:text-align="start" style:justify-single-word="false"/>
      <style:text-properties officeooo:rsid="01bd26b1" officeooo:paragraph-rsid="01bd26b1"/>
    </style:style>
    <style:style style:name="P212" style:family="paragraph" style:parent-style-name="Standard">
      <style:paragraph-properties fo:text-align="start" style:justify-single-word="false"/>
      <style:text-properties officeooo:rsid="01bd26b1" officeooo:paragraph-rsid="01be3a98"/>
    </style:style>
    <style:style style:name="P213" style:family="paragraph" style:parent-style-name="Standard">
      <style:paragraph-properties fo:text-align="center" style:justify-single-word="false" fo:break-before="page"/>
      <style:text-properties officeooo:rsid="0082dd21" officeooo:paragraph-rsid="0082dd21"/>
    </style:style>
    <style:style style:name="P214" style:family="paragraph" style:parent-style-name="Standard">
      <style:paragraph-properties fo:text-align="center" style:justify-single-word="false" fo:break-before="page"/>
      <style:text-properties officeooo:rsid="011e68e9" officeooo:paragraph-rsid="011e68e9"/>
    </style:style>
    <style:style style:name="P215" style:family="paragraph" style:parent-style-name="Standard">
      <style:paragraph-properties fo:text-align="center" style:justify-single-word="false" fo:break-before="page"/>
      <style:text-properties officeooo:rsid="015f9d37" officeooo:paragraph-rsid="015f9d37"/>
    </style:style>
    <style:style style:name="P216" style:family="paragraph" style:parent-style-name="Standard">
      <style:paragraph-properties fo:text-align="center" style:justify-single-word="false" fo:break-before="page"/>
      <style:text-properties officeooo:rsid="017a9572" officeooo:paragraph-rsid="0182b923"/>
    </style:style>
    <style:style style:name="P217" style:family="paragraph" style:parent-style-name="Standard" style:list-style-name="L1">
      <style:paragraph-properties fo:text-align="start" style:justify-single-word="false"/>
      <style:text-properties officeooo:rsid="001134b6" officeooo:paragraph-rsid="001134b6"/>
    </style:style>
    <style:style style:name="P218" style:family="paragraph" style:parent-style-name="Standard" style:list-style-name="L2">
      <style:paragraph-properties fo:text-align="start" style:justify-single-word="false"/>
      <style:text-properties officeooo:rsid="001472eb" officeooo:paragraph-rsid="001472eb"/>
    </style:style>
    <style:style style:name="P219" style:family="paragraph" style:parent-style-name="Standard" style:list-style-name="L3">
      <style:paragraph-properties fo:text-align="start" style:justify-single-word="false"/>
      <style:text-properties officeooo:rsid="00186428" officeooo:paragraph-rsid="00186428"/>
    </style:style>
    <style:style style:name="P220" style:family="paragraph" style:parent-style-name="Standard" style:list-style-name="L4">
      <style:paragraph-properties fo:text-align="start" style:justify-single-word="false"/>
      <style:text-properties officeooo:rsid="001f7e2e" officeooo:paragraph-rsid="001f7e2e"/>
    </style:style>
    <style:style style:name="P221" style:family="paragraph" style:parent-style-name="Standard" style:list-style-name="L5">
      <style:paragraph-properties fo:text-align="start" style:justify-single-word="false"/>
      <style:text-properties officeooo:rsid="0026978f" officeooo:paragraph-rsid="0026978f"/>
    </style:style>
    <style:style style:name="P222" style:family="paragraph" style:parent-style-name="Standard" style:list-style-name="L6">
      <style:paragraph-properties fo:text-align="start" style:justify-single-word="false"/>
      <style:text-properties officeooo:rsid="002f83f8" officeooo:paragraph-rsid="002f83f8"/>
    </style:style>
    <style:style style:name="P223" style:family="paragraph" style:parent-style-name="Standard" style:list-style-name="L7">
      <style:paragraph-properties fo:text-align="start" style:justify-single-word="false"/>
      <style:text-properties officeooo:rsid="005825b7" officeooo:paragraph-rsid="005825b7"/>
    </style:style>
    <style:style style:name="P224" style:family="paragraph" style:parent-style-name="Standard" style:list-style-name="L7">
      <style:paragraph-properties fo:text-align="start" style:justify-single-word="false"/>
      <style:text-properties officeooo:rsid="0058cd54" officeooo:paragraph-rsid="0058cd54"/>
    </style:style>
    <style:style style:name="P225" style:family="paragraph" style:parent-style-name="Standard" style:list-style-name="L8">
      <style:paragraph-properties fo:text-align="start" style:justify-single-word="false"/>
      <style:text-properties officeooo:rsid="0059824b" officeooo:paragraph-rsid="0059824b"/>
    </style:style>
    <style:style style:name="P226" style:family="paragraph" style:parent-style-name="Standard" style:list-style-name="L9">
      <style:paragraph-properties fo:text-align="start" style:justify-single-word="false"/>
      <style:text-properties officeooo:rsid="005c9a52" officeooo:paragraph-rsid="005c9a52"/>
    </style:style>
    <style:style style:name="P227" style:family="paragraph" style:parent-style-name="Standard" style:list-style-name="L10">
      <style:paragraph-properties fo:text-align="start" style:justify-single-word="false"/>
      <style:text-properties officeooo:rsid="00711cf6" officeooo:paragraph-rsid="00711cf6"/>
    </style:style>
    <style:style style:name="P228" style:family="paragraph" style:parent-style-name="Standard" style:list-style-name="L10">
      <style:paragraph-properties fo:text-align="start" style:justify-single-word="false"/>
      <style:text-properties officeooo:rsid="00736816" officeooo:paragraph-rsid="00736816"/>
    </style:style>
    <style:style style:name="P229" style:family="paragraph" style:parent-style-name="Standard" style:list-style-name="L10">
      <style:paragraph-properties fo:text-align="start" style:justify-single-word="false"/>
      <style:text-properties officeooo:rsid="007afd77" officeooo:paragraph-rsid="007afd77"/>
    </style:style>
    <style:style style:name="P230" style:family="paragraph" style:parent-style-name="Standard" style:list-style-name="L11">
      <style:paragraph-properties fo:text-align="start" style:justify-single-word="false"/>
      <style:text-properties officeooo:rsid="00865751" officeooo:paragraph-rsid="00865751"/>
    </style:style>
    <style:style style:name="P231" style:family="paragraph" style:parent-style-name="Standard" style:list-style-name="L12">
      <style:paragraph-properties fo:text-align="start" style:justify-single-word="false"/>
      <style:text-properties officeooo:rsid="008d9214" officeooo:paragraph-rsid="008d9214"/>
    </style:style>
    <style:style style:name="P232" style:family="paragraph" style:parent-style-name="Standard" style:list-style-name="L13">
      <style:paragraph-properties fo:text-align="start" style:justify-single-word="false"/>
      <style:text-properties officeooo:rsid="0092aa7e" officeooo:paragraph-rsid="0092aa7e"/>
    </style:style>
    <style:style style:name="P233" style:family="paragraph" style:parent-style-name="Standard" style:list-style-name="L13">
      <style:paragraph-properties fo:text-align="start" style:justify-single-word="false"/>
      <style:text-properties officeooo:rsid="009308a9" officeooo:paragraph-rsid="009308a9"/>
    </style:style>
    <style:style style:name="P234" style:family="paragraph" style:parent-style-name="Standard" style:list-style-name="L13">
      <style:paragraph-properties fo:text-align="start" style:justify-single-word="false"/>
      <style:text-properties officeooo:rsid="0093378e" officeooo:paragraph-rsid="0093378e"/>
    </style:style>
    <style:style style:name="P235" style:family="paragraph" style:parent-style-name="Standard" style:list-style-name="L13">
      <style:paragraph-properties fo:text-align="start" style:justify-single-word="false"/>
      <style:text-properties officeooo:rsid="00941044" officeooo:paragraph-rsid="00941044"/>
    </style:style>
    <style:style style:name="P236" style:family="paragraph" style:parent-style-name="Standard" style:list-style-name="L14">
      <style:paragraph-properties fo:text-align="start" style:justify-single-word="false"/>
      <style:text-properties officeooo:rsid="009c05e4" officeooo:paragraph-rsid="009c05e4"/>
    </style:style>
    <style:style style:name="P237" style:family="paragraph" style:parent-style-name="Standard" style:list-style-name="L14">
      <style:paragraph-properties fo:text-align="start" style:justify-single-word="false"/>
      <style:text-properties officeooo:rsid="009d3d5e" officeooo:paragraph-rsid="009d3d5e"/>
    </style:style>
    <style:style style:name="P238" style:family="paragraph" style:parent-style-name="Standard" style:list-style-name="L15">
      <style:paragraph-properties fo:text-align="start" style:justify-single-word="false"/>
      <style:text-properties officeooo:rsid="00a0222d" officeooo:paragraph-rsid="00a0222d"/>
    </style:style>
    <style:style style:name="P239" style:family="paragraph" style:parent-style-name="Standard" style:list-style-name="L15">
      <style:paragraph-properties fo:text-align="start" style:justify-single-word="false"/>
      <style:text-properties officeooo:rsid="00a2fcbf" officeooo:paragraph-rsid="00a2fcbf"/>
    </style:style>
    <style:style style:name="P240" style:family="paragraph" style:parent-style-name="Standard" style:list-style-name="L16">
      <style:paragraph-properties fo:text-align="start" style:justify-single-word="false"/>
      <style:text-properties officeooo:rsid="00a40e7a" officeooo:paragraph-rsid="00a40e7a"/>
    </style:style>
    <style:style style:name="P241" style:family="paragraph" style:parent-style-name="Standard" style:list-style-name="L17">
      <style:paragraph-properties fo:text-align="start" style:justify-single-word="false"/>
      <style:text-properties officeooo:rsid="00a7c537" officeooo:paragraph-rsid="00a7c537"/>
    </style:style>
    <style:style style:name="P242" style:family="paragraph" style:parent-style-name="Standard" style:list-style-name="L17">
      <style:paragraph-properties fo:text-align="start" style:justify-single-word="false"/>
      <style:text-properties officeooo:rsid="00a7e6e5" officeooo:paragraph-rsid="00a7e6e5"/>
    </style:style>
    <style:style style:name="P243" style:family="paragraph" style:parent-style-name="Standard" style:list-style-name="L18">
      <style:paragraph-properties fo:text-align="start" style:justify-single-word="false"/>
      <style:text-properties officeooo:rsid="00a941c9" officeooo:paragraph-rsid="00a941c9"/>
    </style:style>
    <style:style style:name="P244" style:family="paragraph" style:parent-style-name="Standard" style:list-style-name="L19">
      <style:paragraph-properties fo:text-align="start" style:justify-single-word="false"/>
      <style:text-properties officeooo:rsid="00b7d522" officeooo:paragraph-rsid="00b7d522"/>
    </style:style>
    <style:style style:name="P245" style:family="paragraph" style:parent-style-name="Standard" style:list-style-name="L20">
      <style:paragraph-properties fo:text-align="start" style:justify-single-word="false"/>
      <style:text-properties officeooo:rsid="00b065ac" officeooo:paragraph-rsid="00b065ac"/>
    </style:style>
    <style:style style:name="P246" style:family="paragraph" style:parent-style-name="Standard" style:list-style-name="L20">
      <style:paragraph-properties fo:text-align="start" style:justify-single-word="false"/>
      <style:text-properties officeooo:rsid="00b11ff4" officeooo:paragraph-rsid="00b11ff4"/>
    </style:style>
    <style:style style:name="P247" style:family="paragraph" style:parent-style-name="Standard" style:list-style-name="L21">
      <style:paragraph-properties fo:text-align="start" style:justify-single-word="false"/>
      <style:text-properties officeooo:rsid="00cf7b00" officeooo:paragraph-rsid="00cf7b00"/>
    </style:style>
    <style:style style:name="P248" style:family="paragraph" style:parent-style-name="Standard" style:list-style-name="L21">
      <style:paragraph-properties fo:text-align="start" style:justify-single-word="false"/>
      <style:text-properties officeooo:rsid="00d2967f" officeooo:paragraph-rsid="00d2967f"/>
    </style:style>
    <style:style style:name="P249" style:family="paragraph" style:parent-style-name="Standard" style:list-style-name="L22">
      <style:paragraph-properties fo:text-align="start" style:justify-single-word="false"/>
      <style:text-properties officeooo:rsid="00d2967f" officeooo:paragraph-rsid="00d2967f"/>
    </style:style>
    <style:style style:name="P250" style:family="paragraph" style:parent-style-name="Standard" style:list-style-name="L22">
      <style:paragraph-properties fo:text-align="start" style:justify-single-word="false"/>
      <style:text-properties officeooo:rsid="00d20ecc" officeooo:paragraph-rsid="00d20ecc"/>
    </style:style>
    <style:style style:name="P251" style:family="paragraph" style:parent-style-name="Standard" style:list-style-name="L23">
      <style:paragraph-properties fo:text-align="start" style:justify-single-word="false"/>
      <style:text-properties officeooo:rsid="00d6c485" officeooo:paragraph-rsid="00d6c485"/>
    </style:style>
    <style:style style:name="P252" style:family="paragraph" style:parent-style-name="Standard" style:list-style-name="L24">
      <style:paragraph-properties fo:text-align="start" style:justify-single-word="false"/>
      <style:text-properties officeooo:rsid="00d9058d" officeooo:paragraph-rsid="00d9058d"/>
    </style:style>
    <style:style style:name="P253" style:family="paragraph" style:parent-style-name="Standard" style:list-style-name="L25">
      <style:paragraph-properties fo:text-align="start" style:justify-single-word="false"/>
      <style:text-properties officeooo:rsid="00df0ec5" officeooo:paragraph-rsid="00df0ec5"/>
    </style:style>
    <style:style style:name="P254" style:family="paragraph" style:parent-style-name="Standard" style:list-style-name="L26">
      <style:paragraph-properties fo:text-align="start" style:justify-single-word="false"/>
      <style:text-properties officeooo:rsid="00e040b3" officeooo:paragraph-rsid="00e040b3"/>
    </style:style>
    <style:style style:name="P255" style:family="paragraph" style:parent-style-name="Standard" style:list-style-name="L27">
      <style:paragraph-properties fo:text-align="start" style:justify-single-word="false"/>
      <style:text-properties officeooo:rsid="00e118e0" officeooo:paragraph-rsid="00e118e0"/>
    </style:style>
    <style:style style:name="P256" style:family="paragraph" style:parent-style-name="Standard" style:list-style-name="L28">
      <style:paragraph-properties fo:text-align="start" style:justify-single-word="false"/>
      <style:text-properties officeooo:rsid="00e5340e" officeooo:paragraph-rsid="00e5340e"/>
    </style:style>
    <style:style style:name="P257" style:family="paragraph" style:parent-style-name="Standard" style:list-style-name="L29">
      <style:paragraph-properties fo:text-align="start" style:justify-single-word="false"/>
      <style:text-properties officeooo:rsid="00e7bb57" officeooo:paragraph-rsid="00e7bb57"/>
    </style:style>
    <style:style style:name="P258" style:family="paragraph" style:parent-style-name="Standard" style:list-style-name="L30">
      <style:paragraph-properties fo:text-align="start" style:justify-single-word="false"/>
      <style:text-properties officeooo:rsid="00f01d50" officeooo:paragraph-rsid="00f01d50"/>
    </style:style>
    <style:style style:name="P259" style:family="paragraph" style:parent-style-name="Standard" style:list-style-name="L31">
      <style:paragraph-properties fo:text-align="start" style:justify-single-word="false"/>
      <style:text-properties officeooo:rsid="00f21afd" officeooo:paragraph-rsid="00f21afd"/>
    </style:style>
    <style:style style:name="P260" style:family="paragraph" style:parent-style-name="Standard" style:list-style-name="L32">
      <style:paragraph-properties fo:text-align="start" style:justify-single-word="false"/>
      <style:text-properties officeooo:rsid="00f44035" officeooo:paragraph-rsid="00f44035"/>
    </style:style>
    <style:style style:name="P261" style:family="paragraph" style:parent-style-name="Standard" style:list-style-name="L32">
      <style:paragraph-properties fo:text-align="start" style:justify-single-word="false"/>
      <style:text-properties officeooo:rsid="00fe7aa3" officeooo:paragraph-rsid="00fe7aa3"/>
    </style:style>
    <style:style style:name="P262" style:family="paragraph" style:parent-style-name="Standard" style:list-style-name="L33">
      <style:paragraph-properties fo:text-align="start" style:justify-single-word="false"/>
      <style:text-properties officeooo:rsid="00f6a5ff" officeooo:paragraph-rsid="00f6a5ff"/>
    </style:style>
    <style:style style:name="P263" style:family="paragraph" style:parent-style-name="Standard" style:list-style-name="L33">
      <style:paragraph-properties fo:text-align="start" style:justify-single-word="false"/>
      <style:text-properties officeooo:rsid="00f6b526" officeooo:paragraph-rsid="00f6b526"/>
    </style:style>
    <style:style style:name="P264" style:family="paragraph" style:parent-style-name="Standard" style:list-style-name="L34">
      <style:paragraph-properties fo:text-align="start" style:justify-single-word="false"/>
      <style:text-properties officeooo:rsid="00f7b3db" officeooo:paragraph-rsid="00f7b3db"/>
    </style:style>
    <style:style style:name="P265" style:family="paragraph" style:parent-style-name="Standard" style:list-style-name="L34">
      <style:paragraph-properties fo:text-align="start" style:justify-single-word="false"/>
      <style:text-properties officeooo:rsid="00f87d36" officeooo:paragraph-rsid="00f87d36"/>
    </style:style>
    <style:style style:name="P266" style:family="paragraph" style:parent-style-name="Standard" style:list-style-name="L35">
      <style:paragraph-properties fo:text-align="start" style:justify-single-word="false"/>
      <style:text-properties officeooo:rsid="0121b2ca" officeooo:paragraph-rsid="0121b2ca"/>
    </style:style>
    <style:style style:name="P267" style:family="paragraph" style:parent-style-name="Standard" style:list-style-name="L36">
      <style:paragraph-properties fo:text-align="start" style:justify-single-word="false"/>
      <style:text-properties officeooo:rsid="0124e904" officeooo:paragraph-rsid="0124e904"/>
    </style:style>
    <style:style style:name="P268" style:family="paragraph" style:parent-style-name="Standard" style:list-style-name="L37">
      <style:paragraph-properties fo:text-align="start" style:justify-single-word="false"/>
      <style:text-properties officeooo:rsid="012791e6" officeooo:paragraph-rsid="012791e6"/>
    </style:style>
    <style:style style:name="P269" style:family="paragraph" style:parent-style-name="Standard" style:list-style-name="L38">
      <style:paragraph-properties fo:text-align="start" style:justify-single-word="false"/>
      <style:text-properties officeooo:rsid="01514f1c" officeooo:paragraph-rsid="01514f1c"/>
    </style:style>
    <style:style style:name="P270" style:family="paragraph" style:parent-style-name="Standard" style:list-style-name="L39">
      <style:paragraph-properties fo:text-align="start" style:justify-single-word="false"/>
      <style:text-properties officeooo:rsid="01632a92" officeooo:paragraph-rsid="01632a92"/>
    </style:style>
    <style:style style:name="P271" style:family="paragraph" style:parent-style-name="Standard" style:list-style-name="L40">
      <style:paragraph-properties fo:text-align="start" style:justify-single-word="false"/>
      <style:text-properties officeooo:rsid="0164e33f" officeooo:paragraph-rsid="0164e33f"/>
    </style:style>
    <style:style style:name="P272" style:family="paragraph" style:parent-style-name="Standard" style:list-style-name="L41">
      <style:paragraph-properties fo:text-align="start" style:justify-single-word="false"/>
      <style:text-properties officeooo:rsid="017cd8d5" officeooo:paragraph-rsid="0182b923"/>
    </style:style>
    <style:style style:name="P273" style:family="paragraph" style:parent-style-name="Standard" style:list-style-name="L41">
      <style:paragraph-properties fo:text-align="start" style:justify-single-word="false"/>
      <style:text-properties officeooo:rsid="017ebb27" officeooo:paragraph-rsid="0182b923"/>
    </style:style>
    <style:style style:name="P274" style:family="paragraph" style:parent-style-name="Standard" style:list-style-name="L42">
      <style:paragraph-properties fo:text-align="start" style:justify-single-word="false"/>
      <style:text-properties officeooo:rsid="0186195d" officeooo:paragraph-rsid="0186195d"/>
    </style:style>
    <style:style style:name="P275" style:family="paragraph" style:parent-style-name="Standard" style:list-style-name="L43">
      <style:paragraph-properties fo:text-align="start" style:justify-single-word="false"/>
      <style:text-properties officeooo:rsid="01895e3d" officeooo:paragraph-rsid="01895e3d"/>
    </style:style>
    <style:style style:name="P276" style:family="paragraph" style:parent-style-name="Standard" style:list-style-name="L43">
      <style:paragraph-properties fo:text-align="start" style:justify-single-word="false"/>
      <style:text-properties officeooo:rsid="0189657a" officeooo:paragraph-rsid="0189657a"/>
    </style:style>
    <style:style style:name="P277" style:family="paragraph" style:parent-style-name="Standard" style:list-style-name="L43">
      <style:paragraph-properties fo:text-align="start" style:justify-single-word="false"/>
      <style:text-properties officeooo:rsid="018b0bce" officeooo:paragraph-rsid="018b0bce"/>
    </style:style>
    <style:style style:name="P278" style:family="paragraph" style:parent-style-name="Standard" style:list-style-name="L43">
      <style:paragraph-properties fo:text-align="start" style:justify-single-word="false"/>
      <style:text-properties officeooo:rsid="018c5e0c" officeooo:paragraph-rsid="018c5e0c"/>
    </style:style>
    <style:style style:name="P279" style:family="paragraph" style:parent-style-name="Standard" style:list-style-name="L44">
      <style:paragraph-properties fo:text-align="start" style:justify-single-word="false"/>
      <style:text-properties officeooo:rsid="018f2688" officeooo:paragraph-rsid="018f2688"/>
    </style:style>
    <style:style style:name="P280" style:family="paragraph" style:parent-style-name="Standard" style:list-style-name="L45">
      <style:paragraph-properties fo:text-align="start" style:justify-single-word="false"/>
      <style:text-properties officeooo:rsid="01913829" officeooo:paragraph-rsid="01913829"/>
    </style:style>
    <style:style style:name="P281" style:family="paragraph" style:parent-style-name="Standard" style:list-style-name="L46">
      <style:paragraph-properties fo:text-align="start" style:justify-single-word="false"/>
      <style:text-properties officeooo:rsid="0192504c" officeooo:paragraph-rsid="0192504c"/>
    </style:style>
    <style:style style:name="P282" style:family="paragraph" style:parent-style-name="Standard" style:list-style-name="L46">
      <style:paragraph-properties fo:text-align="start" style:justify-single-word="false"/>
      <style:text-properties officeooo:rsid="0192f11e" officeooo:paragraph-rsid="0192f11e"/>
    </style:style>
    <style:style style:name="P283" style:family="paragraph" style:parent-style-name="Standard" style:list-style-name="L46">
      <style:paragraph-properties fo:text-align="start" style:justify-single-word="false"/>
      <style:text-properties officeooo:rsid="01953ac5" officeooo:paragraph-rsid="01953ac5"/>
    </style:style>
    <style:style style:name="P284" style:family="paragraph" style:parent-style-name="Standard" style:list-style-name="L47">
      <style:paragraph-properties fo:text-align="start" style:justify-single-word="false"/>
      <style:text-properties officeooo:rsid="01986552" officeooo:paragraph-rsid="01986552"/>
    </style:style>
    <style:style style:name="P285" style:family="paragraph" style:parent-style-name="Standard" style:list-style-name="L47">
      <style:paragraph-properties fo:text-align="start" style:justify-single-word="false"/>
      <style:text-properties officeooo:rsid="01998298" officeooo:paragraph-rsid="01998298"/>
    </style:style>
    <style:style style:name="P286" style:family="paragraph" style:parent-style-name="Standard" style:list-style-name="L48">
      <style:paragraph-properties fo:text-align="start" style:justify-single-word="false"/>
      <style:text-properties officeooo:rsid="019c8e40" officeooo:paragraph-rsid="019c8e40"/>
    </style:style>
    <style:style style:name="P287" style:family="paragraph" style:parent-style-name="Standard" style:list-style-name="L48">
      <style:paragraph-properties fo:text-align="start" style:justify-single-word="false"/>
      <style:text-properties officeooo:rsid="019e1071" officeooo:paragraph-rsid="019e1071"/>
    </style:style>
    <style:style style:name="P288" style:family="paragraph" style:parent-style-name="Standard" style:list-style-name="L49">
      <style:paragraph-properties fo:text-align="start" style:justify-single-word="false"/>
      <style:text-properties officeooo:rsid="019fdea8" officeooo:paragraph-rsid="019fdea8"/>
    </style:style>
    <style:style style:name="P289" style:family="paragraph" style:parent-style-name="Standard" style:list-style-name="L49">
      <style:paragraph-properties fo:text-align="start" style:justify-single-word="false"/>
      <style:text-properties officeooo:rsid="01a00953" officeooo:paragraph-rsid="01a00953"/>
    </style:style>
    <style:style style:name="P290" style:family="paragraph" style:parent-style-name="Standard" style:list-style-name="L50">
      <style:paragraph-properties fo:text-align="start" style:justify-single-word="false"/>
      <style:text-properties officeooo:rsid="01a1f34a" officeooo:paragraph-rsid="01a1f34a"/>
    </style:style>
    <style:style style:name="P291" style:family="paragraph" style:parent-style-name="Standard" style:list-style-name="L51">
      <style:paragraph-properties fo:text-align="start" style:justify-single-word="false"/>
      <style:text-properties officeooo:rsid="01a4b9b6" officeooo:paragraph-rsid="01a4b9b6"/>
    </style:style>
    <style:style style:name="P292" style:family="paragraph" style:parent-style-name="Standard" style:list-style-name="L52">
      <style:paragraph-properties fo:text-align="start" style:justify-single-word="false"/>
      <style:text-properties officeooo:rsid="01b95be8" officeooo:paragraph-rsid="01b95be8"/>
    </style:style>
    <style:style style:name="P293" style:family="paragraph" style:parent-style-name="Standard" style:list-style-name="L53">
      <style:paragraph-properties fo:text-align="start" style:justify-single-word="false"/>
      <style:text-properties officeooo:rsid="01ba5977" officeooo:paragraph-rsid="01ba5977"/>
    </style:style>
    <style:style style:name="P294" style:family="paragraph" style:parent-style-name="Standard" style:list-style-name="L53">
      <style:paragraph-properties fo:text-align="start" style:justify-single-word="false"/>
      <style:text-properties officeooo:rsid="01ba5977" officeooo:paragraph-rsid="01bc34a3"/>
    </style:style>
    <style:style style:name="P295" style:family="paragraph" style:parent-style-name="Standard" style:list-style-name="L54">
      <style:paragraph-properties fo:text-align="start" style:justify-single-word="false"/>
      <style:text-properties officeooo:rsid="01c3f3e7" officeooo:paragraph-rsid="01c3f3e7"/>
    </style:style>
    <style:style style:name="P296" style:family="paragraph" style:parent-style-name="Standard" style:list-style-name="L55">
      <style:paragraph-properties fo:text-align="start" style:justify-single-word="false"/>
      <style:text-properties officeooo:rsid="01c3f3e7" officeooo:paragraph-rsid="01c3f3e7"/>
    </style:style>
    <style:style style:name="P297" style:family="paragraph" style:parent-style-name="Standard" style:list-style-name="L56">
      <style:paragraph-properties fo:text-align="start" style:justify-single-word="false"/>
      <style:text-properties officeooo:rsid="01b054f3" officeooo:paragraph-rsid="01b054f3"/>
    </style:style>
    <style:style style:name="P298" style:family="paragraph" style:parent-style-name="Standard" style:list-style-name="L56">
      <style:paragraph-properties fo:text-align="start" style:justify-single-word="false"/>
      <style:text-properties officeooo:rsid="01b0c3ca" officeooo:paragraph-rsid="01b0c3ca"/>
    </style:style>
    <style:style style:name="P299" style:family="paragraph" style:parent-style-name="Standard" style:list-style-name="L57">
      <style:paragraph-properties fo:text-align="start" style:justify-single-word="false"/>
      <style:text-properties officeooo:rsid="01b4facc" officeooo:paragraph-rsid="01b4facc"/>
    </style:style>
    <style:style style:name="P300" style:family="paragraph" style:parent-style-name="Standard" style:list-style-name="L58">
      <style:paragraph-properties fo:text-align="start" style:justify-single-word="false"/>
      <style:text-properties officeooo:rsid="01b6a8c3" officeooo:paragraph-rsid="01b6a8c3"/>
    </style:style>
    <style:style style:name="P301" style:family="paragraph" style:parent-style-name="Standard" style:list-style-name="L58">
      <style:paragraph-properties fo:text-align="start" style:justify-single-word="false"/>
      <style:text-properties officeooo:rsid="01ea3a2f" officeooo:paragraph-rsid="01ea3a2f"/>
    </style:style>
    <style:style style:name="T1" style:family="text">
      <style:text-properties officeooo:rsid="000c74bb"/>
    </style:style>
    <style:style style:name="T2" style:family="text">
      <style:text-properties officeooo:rsid="00116550"/>
    </style:style>
    <style:style style:name="T3" style:family="text">
      <style:text-properties officeooo:rsid="0011a1ea"/>
    </style:style>
    <style:style style:name="T4" style:family="text">
      <style:text-properties officeooo:rsid="0014cc92"/>
    </style:style>
    <style:style style:name="T5" style:family="text">
      <style:text-properties officeooo:rsid="001a2775"/>
    </style:style>
    <style:style style:name="T6" style:family="text">
      <style:text-properties officeooo:rsid="001e0b9c"/>
    </style:style>
    <style:style style:name="T7" style:family="text">
      <style:text-properties officeooo:rsid="0027c79a"/>
    </style:style>
    <style:style style:name="T8" style:family="text">
      <style:text-properties officeooo:rsid="002b5c57"/>
    </style:style>
    <style:style style:name="T9" style:family="text">
      <style:text-properties officeooo:rsid="00428028"/>
    </style:style>
    <style:style style:name="T10" style:family="text">
      <style:text-properties officeooo:rsid="004666c1"/>
    </style:style>
    <style:style style:name="T11" style:family="text">
      <style:text-properties officeooo:rsid="004c5fad"/>
    </style:style>
    <style:style style:name="T12" style:family="text">
      <style:text-properties officeooo:rsid="004d1ec1"/>
    </style:style>
    <style:style style:name="T13" style:family="text">
      <style:text-properties officeooo:rsid="00574417"/>
    </style:style>
    <style:style style:name="T14" style:family="text">
      <style:text-properties officeooo:rsid="0065904d"/>
    </style:style>
    <style:style style:name="T15" style:family="text">
      <style:text-properties officeooo:rsid="0066c5dd"/>
    </style:style>
    <style:style style:name="T16" style:family="text">
      <style:text-properties officeooo:rsid="0069770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736733"/>
    </style:style>
    <style:style style:name="T19" style:family="text">
      <style:text-properties officeooo:rsid="0073e54d"/>
    </style:style>
    <style:style style:name="T20" style:family="text">
      <style:text-properties officeooo:rsid="00897c03"/>
    </style:style>
    <style:style style:name="T21" style:family="text">
      <style:text-properties officeooo:rsid="009308a9"/>
    </style:style>
    <style:style style:name="T22" style:family="text">
      <style:text-properties officeooo:rsid="009e61e3"/>
    </style:style>
    <style:style style:name="T23" style:family="text">
      <style:text-properties officeooo:rsid="00a1d49f"/>
    </style:style>
    <style:style style:name="T24" style:family="text">
      <style:text-properties officeooo:rsid="00c01860"/>
    </style:style>
    <style:style style:name="T25" style:family="text">
      <style:text-properties officeooo:rsid="00c44b84"/>
    </style:style>
    <style:style style:name="T26" style:family="text">
      <style:text-properties officeooo:rsid="00d20ecc"/>
    </style:style>
    <style:style style:name="T27" style:family="text">
      <style:text-properties officeooo:rsid="00e1ab37"/>
    </style:style>
    <style:style style:name="T28" style:family="text">
      <style:text-properties officeooo:rsid="00e7036e"/>
    </style:style>
    <style:style style:name="T29" style:family="text">
      <style:text-properties officeooo:rsid="00f87d36"/>
    </style:style>
    <style:style style:name="T30" style:family="text">
      <style:text-properties officeooo:rsid="010b48a8"/>
    </style:style>
    <style:style style:name="T31" style:family="text">
      <style:text-properties officeooo:rsid="011110dd"/>
    </style:style>
    <style:style style:name="T32" style:family="text">
      <style:text-properties officeooo:rsid="0114afb4"/>
    </style:style>
    <style:style style:name="T33" style:family="text">
      <style:text-properties officeooo:rsid="01160813"/>
    </style:style>
    <style:style style:name="T34" style:family="text">
      <style:text-properties officeooo:rsid="01287db5"/>
    </style:style>
    <style:style style:name="T35" style:family="text">
      <style:text-properties officeooo:rsid="01296519"/>
    </style:style>
    <style:style style:name="T36" style:family="text">
      <style:text-properties officeooo:rsid="012bef1c"/>
    </style:style>
    <style:style style:name="T37" style:family="text">
      <style:text-properties officeooo:rsid="0130b67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1380340" style:font-weight-asian="normal" style:font-weight-complex="normal"/>
    </style:style>
    <style:style style:name="T40" style:family="text">
      <style:text-properties fo:font-weight="normal" officeooo:rsid="013a6144" style:font-weight-asian="normal" style:font-weight-complex="normal"/>
    </style:style>
    <style:style style:name="T41" style:family="text">
      <style:text-properties style:text-underline-style="none" officeooo:rsid="01937148"/>
    </style:style>
    <style:style style:name="T42" style:family="text">
      <style:text-properties fo:font-style="normal" style:text-underline-style="none" style:font-style-asian="normal" style:font-style-complex="normal"/>
    </style:style>
    <style:style style:name="T43" style:family="text">
      <style:text-properties fo:font-style="normal" style:text-underline-style="none" officeooo:rsid="013fccfc" style:font-style-asian="normal" style:font-style-complex="normal"/>
    </style:style>
    <style:style style:name="T44" style:family="text">
      <style:text-properties fo:font-style="normal" style:text-underline-style="none" officeooo:rsid="01404104" style:font-style-asian="normal" style:font-style-complex="normal"/>
    </style:style>
    <style:style style:name="T45" style:family="text">
      <style:text-properties fo:font-style="normal" style:text-underline-style="none" officeooo:rsid="01421475" style:font-style-asian="normal" style:font-style-complex="normal"/>
    </style:style>
    <style:style style:name="T46" style:family="text">
      <style:text-properties fo:font-style="normal" style:text-underline-style="none" officeooo:rsid="01436e0f" style:font-style-asian="normal" style:font-style-complex="normal"/>
    </style:style>
    <style:style style:name="T47" style:family="text">
      <style:text-properties fo:font-style="normal" style:text-underline-style="none" officeooo:rsid="01491377" style:font-style-asian="normal" style:font-style-complex="normal"/>
    </style:style>
    <style:style style:name="T48" style:family="text">
      <style:text-properties fo:font-style="normal" style:text-underline-style="none" officeooo:rsid="0149dd97" style:font-style-asian="normal" style:font-style-complex="normal"/>
    </style:style>
    <style:style style:name="T49" style:family="text">
      <style:text-properties fo:font-style="normal" style:text-underline-style="none" officeooo:rsid="014bbe93" style:font-style-asian="normal" style:font-style-complex="normal"/>
    </style:style>
    <style:style style:name="T50" style:family="text">
      <style:text-properties fo:font-style="normal" style:text-underline-style="none" officeooo:rsid="014c9683" style:font-style-asian="normal" style:font-style-complex="normal"/>
    </style:style>
    <style:style style:name="T5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officeooo:rsid="014e7216"/>
    </style:style>
    <style:style style:name="T53" style:family="text">
      <style:text-properties officeooo:rsid="01726783"/>
    </style:style>
    <style:style style:name="T54" style:family="text">
      <style:text-properties officeooo:rsid="01741925"/>
    </style:style>
    <style:style style:name="T55" style:family="text">
      <style:text-properties officeooo:rsid="0175f3de"/>
    </style:style>
    <style:style style:name="T56" style:family="text">
      <style:text-properties officeooo:rsid="01776173"/>
    </style:style>
    <style:style style:name="T57" style:family="text">
      <style:text-properties officeooo:rsid="017a04cc"/>
    </style:style>
    <style:style style:name="T58" style:family="text">
      <style:text-properties officeooo:rsid="01818152"/>
    </style:style>
    <style:style style:name="T59" style:family="text">
      <style:text-properties officeooo:rsid="0183294b"/>
    </style:style>
    <style:style style:name="T60" style:family="text">
      <style:text-properties officeooo:rsid="01903603"/>
    </style:style>
    <style:style style:name="T61" style:family="text">
      <style:text-properties officeooo:rsid="0191d1ec"/>
    </style:style>
    <style:style style:name="T62" style:family="text">
      <style:text-properties officeooo:rsid="01928d34"/>
    </style:style>
    <style:style style:name="T63" style:family="text">
      <style:text-properties officeooo:rsid="01937148"/>
    </style:style>
    <style:style style:name="T64" style:family="text">
      <style:text-properties officeooo:rsid="01a00953"/>
    </style:style>
    <style:style style:name="T65" style:family="text">
      <style:text-properties officeooo:rsid="01a5d3c6"/>
    </style:style>
    <style:style style:name="T66" style:family="text">
      <style:text-properties officeooo:rsid="01ba86dd"/>
    </style:style>
    <style:style style:name="T67" style:family="text">
      <style:text-properties officeooo:rsid="01befbed"/>
    </style:style>
    <style:style style:name="T68" style:family="text">
      <style:text-properties officeooo:rsid="01c0483a"/>
    </style:style>
    <style:style style:name="T69" style:family="text">
      <style:text-properties officeooo:rsid="01c65870"/>
    </style:style>
    <style:style style:name="T70" style:family="text">
      <style:text-properties officeooo:rsid="01cd8e35"/>
    </style:style>
    <style:style style:name="T71" style:family="text">
      <style:text-properties officeooo:rsid="01cef34f"/>
    </style:style>
    <style:style style:name="T72" style:family="text">
      <style:text-properties officeooo:rsid="01d47cac"/>
    </style:style>
    <style:style style:name="T73" style:family="text">
      <style:text-properties officeooo:rsid="01dbcd7c"/>
    </style:style>
    <style:style style:name="T74" style:family="text">
      <style:text-properties officeooo:rsid="01de41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</text:p>
      <text:p text:style-name="P1"/>
      <text:p text:style-name="P1"/>
      <text:p text:style-name="P131">Installation <text:span text:style-name="T33">(confer Micky) → mise en commun </text:span></text:p>
      <text:p text:style-name="P131">Utilitsation et utilité de python </text:p>
      <text:p text:style-name="P131">principe des espaces de noms </text:p>
      <text:p text:style-name="P131">nommer les paramètres de retour (confer fonctions → ajouter) </text:p>
      <text:p text:style-name="P132">+ les scopes <text:span text:style-name="T32">(2 → 4) : LEGB</text:span></text:p>
      <text:p text:style-name="P133">Créer un git + ajouter 3 comme collaborateur </text:p>
      <text:p text:style-name="P131"/>
      <text:p text:style-name="P2">+ - * / // ** pour les opérateurs</text:p>
      <text:p text:style-name="P3">nom_variable = valeur #pas de ; et snake_case </text:p>
      <text:p text:style-name="P4">ne pas utiliser les noms réservés (sans dec) </text:p>
      <text:p text:style-name="P4">//<text:span text:style-name="T1">reprendre le tutoriel d’installation </text:span></text:p>
      <text:p text:style-name="P4"/>
      <text:p text:style-name="P5">Les types de données en python </text:p>
      <text:p text:style-name="P6">entiers </text:p>
      <text:p text:style-name="P6">nombres flottants </text:p>
      <text:p text:style-name="P6">chaines de caractères </text:p>
      <text:list xml:id="list1974568761" text:style-name="L1">
        <text:list-item>
          <text:p text:style-name="P217">‘ <text:span text:style-name="T2">chaine’ besoin de \ et \n </text:span></text:p>
        </text:list-item>
        <text:list-item>
          <text:p text:style-name="P217">‘’<text:span text:style-name="T3">chaine’’ idem </text:span></text:p>
        </text:list-item>
        <text:list-item>
          <text:p text:style-name="P217">‘’’ <text:span text:style-name="T3">chaine préformatée’’’n </text:span></text:p>
        </text:list-item>
      </text:list>
      <text:p text:style-name="P18">Les booléens (<text:span text:style-name="T8">True ou False) </text:span></text:p>
      <text:p text:style-name="P18"/>
      <text:p text:style-name="P6"/>
      <text:p text:style-name="P7">Un petit bonus </text:p>
      <text:list xml:id="list3409970365" text:style-name="L2">
        <text:list-item>
          <text:p text:style-name="P218">variable += 1 <text:span text:style-name="T4">#pas de ++, pas – </text:span></text:p>
        </text:list-item>
      </text:list>
      <text:p text:style-name="P8"/>
      <text:p text:style-name="P9">Quelques astuces </text:p>
      <text:list xml:id="list4133864980" text:style-name="L3">
        <text:list-item>
          <text:p text:style-name="P219">a,b = b,a </text:p>
        </text:list-item>
        <text:list-item>
          <text:p text:style-name="P219">a = b = valeur </text:p>
        </text:list-item>
        <text:list-item>
          <text:p text:style-name="P219">si grosse instruction → <text:span text:style-name="T5">\ </text:span></text:p>
        </text:list-item>
      </text:list>
      <text:p text:style-name="P10"/>
      <text:p text:style-name="P11">Quelques <text:span text:style-name="T6">fonctions prédéfinies </text:span></text:p>
      <text:list xml:id="list3614499806" text:style-name="L4">
        <text:list-item>
          <text:p text:style-name="P220">type(nom_variable) #retour du type de la variable </text:p>
        </text:list-item>
        <text:list-item>
          <text:p text:style-name="P220">print(‘du texte’, variable, ‘ encore du texte’) </text:p>
          <text:list>
            <text:list-item>
              <text:p text:style-name="P220">print(‘Hello world’) </text:p>
            </text:list-item>
          </text:list>
        </text:list-item>
      </text:list>
      <text:p text:style-name="P17"/>
      <text:p text:style-name="P12"/>
      <text:p text:style-name="P13">Les structures conditionnelles </text:p>
      <text:p text:style-name="P14"/>
      <text:p text:style-name="P15">Opérateurs de comparaison </text:p>
      <text:list xml:id="list2588582511" text:style-name="L5">
        <text:list-item>
          <text:p text:style-name="P221">&lt;, ≤ </text:p>
        </text:list-item>
        <text:list-item>
          <text:p text:style-name="P221">&gt;, ≥ </text:p>
        </text:list-item>
        <text:list-item>
          <text:p text:style-name="P221">==, !<text:span text:style-name="T7">= </text:span></text:p>
        </text:list-item>
      </text:list>
      <text:p text:style-name="P16"/>
      <text:p text:style-name="P19">Opérateurs logiques </text:p>
      <text:list xml:id="list3928515458" text:style-name="L6">
        <text:list-item>
          <text:p text:style-name="P222">and </text:p>
        </text:list-item>
        <text:list-item>
          <text:p text:style-name="P222">or </text:p>
        </text:list-item>
        <text:list-item>
          <text:p text:style-name="P222">not </text:p>
        </text:list-item>
      </text:list>
      <text:p text:style-name="P20"/>
      <text:p text:style-name="P20">Exemple </text:p>
      <text:p text:style-name="P20"><text:soft-page-break/>if condition1 and condition2 : </text:p>
      <text:p text:style-name="P20"><text:tab/>instructions </text:p>
      <text:p text:style-name="P20">elif condition3 : </text:p>
      <text:p text:style-name="P20"><text:tab/>instructions </text:p>
      <text:p text:style-name="P20">else : </text:p>
      <text:p text:style-name="P20"><text:tab/>instructions </text:p>
      <text:p text:style-name="P20"/>
      <text:p text:style-name="P21">Un petit programme pour savoir si annee bissextile </text:p>
      <text:p text:style-name="P22">annee = int(input(‘Saisissez une annee : ‘)) </text:p>
      <text:p text:style-name="P22">if annee % 400 == 0 or (annee % 4 == 0 and annee % 100 != 0):</text:p>
      <text:p text:style-name="P22"><text:tab/>#annee bissextile </text:p>
      <text:p text:style-name="P22">else : </text:p>
      <text:p text:style-name="P22"><text:tab/>#annee non bissextile </text:p>
      <text:p text:style-name="P22"/>
      <text:p text:style-name="P23">Les boucles </text:p>
      <text:p text:style-name="P24">while condition : </text:p>
      <text:p text:style-name="P24"><text:tab/>instructions </text:p>
      <text:p text:style-name="P24"><text:tab/>incrémentation (versus break ou continue) </text:p>
      <text:p text:style-name="P24"/>
      <text:p text:style-name="P25">for element in sequence : </text:p>
      <text:p text:style-name="P25"><text:tab/>instructions </text:p>
      <text:p text:style-name="P25"/>
      <text:p text:style-name="P25">exemple </text:p>
      <text:p text:style-name="P25">for lettre in chaine : </text:p>
      <text:p text:style-name="P25"><text:tab/>if lettre in ‘aeiouy’ : </text:p>
      <text:p text:style-name="P25"><text:tab/><text:tab/>#c est une voyelle </text:p>
      <text:p text:style-name="P25"><text:tab/>else : </text:p>
      <text:p text:style-name="P25"><text:tab/><text:tab/>#ce n est pas une voyelle </text:p>
      <text:p text:style-name="P25"/>
      <text:p text:style-name="P26"/>
      <text:p text:style-name="P27">Les fonctions </text:p>
      <text:p text:style-name="P28">def nom_de_la_fonction(parametre1, parametre2, parametre3, parametreN):</text:p>
      <text:p text:style-name="P28"><text:tab/>‘’’<text:span text:style-name="T10">Doctsring de la fonction’’’ → help(nom_de_la_fonction) renvoie cette chaine </text:span></text:p>
      <text:p text:style-name="P28"><text:tab/><text:span text:style-name="T9">code de la fonction </text:span></text:p>
      <text:p text:style-name="P28"/>
      <text:p text:style-name="P29">def nom_fonction(arg1, arg2 = valeur) : </text:p>
      <text:p text:style-name="P29"><text:tab/>‘’’Doc de la fonction’’’</text:p>
      <text:p text:style-name="P29"><text:tab/>code de la fonction </text:p>
      <text:p text:style-name="P29"><text:tab/><text:span text:style-name="T11">#éventuellement un return </text:span></text:p>
      <text:p text:style-name="P29"/>
      <text:p text:style-name="P30">La signature d’une fonction → purement son nom (<text:span text:style-name="T12">pas le nb ou type des arguments) </text:span></text:p>
      <text:p text:style-name="P30"/>
      <text:p text:style-name="P30"/>
      <text:p text:style-name="P31">Les fonctions lambda </text:p>
      <text:p text:style-name="P32">lambda x:x*x </text:p>
      <text:p text:style-name="P32"><text:tab/>#prend x en argument et renvoie son carré </text:p>
      <text:p text:style-name="P32"/>
      <text:p text:style-name="P32">lambda x,y : x+y </text:p>
      <text:p text:style-name="P32"/>
      <text:p text:style-name="P33">f = lambda x : x*x </text:p>
      <text:p text:style-name="P33">f(5) #renvoie </text:p>
      <text:p text:style-name="P33"/>
      <text:p text:style-name="P34"><text:soft-page-break/>A la découverte <text:span text:style-name="T13">des modules </text:span></text:p>
      <text:p text:style-name="P36">Importer des modules </text:p>
      <text:p text:style-name="P37">Avce son espace de nom </text:p>
      <text:list xml:id="list3392360141" text:style-name="L7">
        <text:list-item>
          <text:p text:style-name="P223">import math </text:p>
        </text:list-item>
        <text:list-item>
          <text:p text:style-name="P223">math.sqrt(16) </text:p>
        </text:list-item>
        <text:list-item>
          <text:p text:style-name="P224">help(‘math’) </text:p>
        </text:list-item>
        <text:list-item>
          <text:p text:style-name="P224">help(‘math.sqrt’) </text:p>
        </text:list-item>
      </text:list>
      <text:p text:style-name="P38">import math as mathematique </text:p>
      <text:list xml:id="list3508075261" text:style-name="L8">
        <text:list-item>
          <text:p text:style-name="P225">mathematique.sqrt(16) </text:p>
        </text:list-item>
      </text:list>
      <text:p text:style-name="P39"/>
      <text:p text:style-name="P40">Importer partiellement sans espace de nom </text:p>
      <text:list xml:id="list4114017333" text:style-name="L9">
        <text:list-item>
          <text:p text:style-name="P226">from math import fabs </text:p>
        </text:list-item>
      </text:list>
      <text:p text:style-name="P41"/>
      <text:p text:style-name="P42">from math import * #super mais pas d’espace de nom </text:p>
      <text:p text:style-name="P42"/>
      <text:p text:style-name="P43">Mettre son code dans un fichier </text:p>
      <text:p text:style-name="P44"/>
      <text:p text:style-name="P44">‘’’<text:span text:style-name="T15">Docuentation du fichier’’’ </text:span></text:p>
      <text:p text:style-name="P44"># -*-coding:<text:span text:style-name="T14">utf-8</text:span> -*</text:p>
      <text:p text:style-name="P45">import os </text:p>
      <text:p text:style-name="P46">#code </text:p>
      <text:p text:style-name="P46">os.system(‘pause’) </text:p>
      <text:p text:style-name="P35"/>
      <text:p text:style-name="P35"/>
      <text:p text:style-name="P28"/>
      <text:p text:style-name="P47">Créer ses modules </text:p>
      <text:p text:style-name="P48">Le module (fichier.py) </text:p>
      <text:p text:style-name="P48">‘’’<text:span text:style-name="T16">Docstring du module’’’</text:span></text:p>
      <text:p text:style-name="P48"/>
      <text:p text:style-name="P49"># code du module </text:p>
      <text:p text:style-name="P50">if __name__ == ‘__main__’ : </text:p>
      <text:p text:style-name="P50"><text:tab/>#test du module dans le module lui meme </text:p>
      <text:p text:style-name="P49"/>
      <text:p text:style-name="P49"/>
      <text:p text:style-name="P49">Le fichier qui va importer (attention url relative) </text:p>
      <text:p text:style-name="P49">import os </text:p>
      <text:p text:style-name="P49">from fichier import * </text:p>
      <text:p text:style-name="P49">#code spécifique au main </text:p>
      <text:p text:style-name="P28"/>
      <text:p text:style-name="P51">Les packages </text:p>
      <text:p text:style-name="P52">Ne sont que des dossiers comportant des modules </text:p>
      <text:p text:style-name="P52"/>
      <text:p text:style-name="P53">Les exceptions </text:p>
      <text:p text:style-name="P54"><text:span text:style-name="T17">Liste des types d’erreurs</text:span> <text:span text:style-name="T18">(à compléter avec l’avancée du cours) </text:span></text:p>
      <text:list xml:id="list2958606756" text:style-name="L10">
        <text:list-item>
          <text:p text:style-name="P227">ZeroDivisionError </text:p>
        </text:list-item>
        <text:list-item>
          <text:p text:style-name="P228">NameError (la variable n’existe pas) </text:p>
        </text:list-item>
        <text:list-item>
          <text:p text:style-name="P228">TypeError <text:span text:style-name="T19">(instruction impossible sur le type de données) </text:span></text:p>
        </text:list-item>
        <text:list-item>
          <text:p text:style-name="P229">AssertionError</text:p>
        </text:list-item>
      </text:list>
      <text:p text:style-name="P55"/>
      <text:p text:style-name="P56"><text:span text:style-name="T17">Forme minimale (un peu de la merde)</text:span> </text:p>
      <text:p text:style-name="P57">try : </text:p>
      <text:p text:style-name="P57"><text:tab/>instruction_a_essayer </text:p>
      <text:p text:style-name="P57"><text:soft-page-break/>catch : </text:p>
      <text:p text:style-name="P57"><text:tab/>instruction_si_erreur </text:p>
      <text:p text:style-name="P57"/>
      <text:p text:style-name="P57">Exemple </text:p>
      <text:p text:style-name="P57">```</text:p>
      <text:p text:style-name="P57">annee = input(‘Entrez une annee : ‘) </text:p>
      <text:p text:style-name="P57">try :</text:p>
      <text:p text:style-name="P57"><text:tab/>annee = int(annee)</text:p>
      <text:p text:style-name="P57">catch : </text:p>
      <text:p text:style-name="P57"><text:tab/>#message d erreur si conversion impossible </text:p>
      <text:p text:style-name="P57">```</text:p>
      <text:p text:style-name="P57"/>
      <text:p text:style-name="P58">Exemple </text:p>
      <text:p text:style-name="P58">```</text:p>
      <text:p text:style-name="P59">try : </text:p>
      <text:p text:style-name="P59"><text:tab/>resultat = numerateur/denominateur </text:p>
      <text:p text:style-name="P59">except NameError : </text:p>
      <text:p text:style-name="P59"><text:tab/>print(‘Une des variables n a pas été déclatée’) </text:p>
      <text:p text:style-name="P59">except TypeError : </text:p>
      <text:p text:style-name="P59"><text:tab/>print(‘Une des variables n est pas compatible avec une division’) </text:p>
      <text:p text:style-name="P59">except ZeroDivisionError : </text:p>
      <text:p text:style-name="P59"><text:tab/>print(‘le dénominateur ne peut pas etre égal à 0’) </text:p>
      <text:p text:style-name="P60">else : </text:p>
      <text:p text:style-name="P60"><text:tab/>#code si pas erreur </text:p>
      <text:p text:style-name="P60">finally : </text:p>
      <text:p text:style-name="P60"><text:tab/>#code que erreur ou pas (meme si un break plus haut!) </text:p>
      <text:p text:style-name="P58">```</text:p>
      <text:p text:style-name="P58"/>
      <text:p text:style-name="P60">instruction pass → elle ne fait rien (pour respecter la syntaxe) </text:p>
      <text:p text:style-name="P60"/>
      <text:p text:style-name="P60"/>
      <text:p text:style-name="P61">Les assertions </text:p>
      <text:p text:style-name="P62">assert test #si test est False → AssertionError </text:p>
      <text:p text:style-name="P62"/>
      <text:p text:style-name="P62"/>
      <text:p text:style-name="P63"><text:span text:style-name="T17">Lever une erreur (super intéressant)</text:span> </text:p>
      <text:p text:style-name="P63">annee = input() # L'utilisateur saisit l'année</text:p>
      <text:p text:style-name="P63">try:</text:p>
      <text:p text:style-name="P63"><text:s text:c="4"/>annee = int(annee) # On tente de convertir l'année</text:p>
      <text:p text:style-name="P63"><text:s text:c="4"/>if annee&lt;=0:</text:p>
      <text:p text:style-name="P63"><text:s text:c="8"/>raise ValueError("l'année saisie est négative ou nulle")</text:p>
      <text:p text:style-name="P63">except ValueError:</text:p>
      <text:p text:style-name="P63"><text:s text:c="4"/>print("La valeur saisie est invalide (l'année est peut-être négative).")</text:p>
      <text:p text:style-name="P63"/>
      <text:p text:style-name="P68">et en</text:p>
      <text:p text:style-name="P213">POO </text:p>
      <text:p text:style-name="P64">Les chaines de caractères </text:p>
      <text:p text:style-name="P64"/>
      <text:p text:style-name="P65">Les méthodes de la classe str </text:p>
      <text:list xml:id="list3251488951" text:style-name="L11">
        <text:list-item>
          <text:p text:style-name="P230">chaine = ‘bonjour tout le monde’ </text:p>
        </text:list-item>
        <text:list-item>
          <text:p text:style-name="P230">chaine = chaine.lower() </text:p>
        </text:list-item>
        <text:list-item>
          <text:p text:style-name="P230">chaine.capitalize() </text:p>
        </text:list-item>
        <text:list-item>
          <text:p text:style-name="P230">chaine.strip() </text:p>
        </text:list-item>
        <text:list-item>
          <text:p text:style-name="P230">chaine.upper().center() </text:p>
        </text:list-item>
      </text:list>
      <text:p text:style-name="P66"/>
      <text:p text:style-name="P66">Formater et afficher une chaine </text:p>
      <text:p text:style-name="P66"/>
      <text:p text:style-name="P67">print(‘du texte {0} {1} et encore du texte {2}’.format(x1, x2, x3)) </text:p>
      <text:p text:style-name="P67"/>
      <text:p text:style-name="P67">chaine2 = ‘du texte {0} {1} et encore du texte {2}’.format(x1, x2, x3) <text:span text:style-name="T20">#marche aussi </text:span></text:p>
      <text:p text:style-name="P67"/>
      <text:p text:style-name="P69">chaine2 = ‘du texte {} encore du texte {} et enfin {}’.format(x1,x2x3) #suppose que mm ordre </text:p>
      <text:p text:style-name="P69"/>
      <text:p text:style-name="P70">Seconde syntaxe → </text:p>
      <text:p text:style-name="P71">adresse = ‘’’ {no_rue} du texte et {nom_rue}.’’’.format(no_rue = x1, nom_rue = x2) </text:p>
      <text:p text:style-name="P71"/>
      <text:p text:style-name="P71">Concaténation de chaine </text:p>
      <text:list xml:id="list131852662" text:style-name="L12">
        <text:list-item>
          <text:p text:style-name="P231">chaine_totale = chaine1 + str(nombre) + chaine2 </text:p>
        </text:list-item>
      </text:list>
      <text:p text:style-name="P72"/>
      <text:p text:style-name="P72"/>
      <text:p text:style-name="P73">Parcours et sélection de chaines </text:p>
      <text:list xml:id="list2578013794" text:style-name="L13">
        <text:list-item>
          <text:p text:style-name="P232">Parcours par indice (lecture seule) </text:p>
          <text:list>
            <text:list-item>
              <text:p text:style-name="P232">chaine[0] #première lettre </text:p>
            </text:list-item>
            <text:list-item>
              <text:p text:style-name="P232">chaine[-1] #<text:span text:style-name="T21">dernière lettre </text:span></text:p>
            </text:list-item>
            <text:list-item>
              <text:p text:style-name="P233">len(chaine) #longueur de la chaine </text:p>
            </text:list-item>
            <text:list-item>
              <text:p text:style-name="P233">On peut donc avec boucle while </text:p>
            </text:list-item>
          </text:list>
        </text:list-item>
        <text:list-item>
          <text:p text:style-name="P234">Parcours <text:s/></text:p>
          <text:list>
            <text:list-item>
              <text:p text:style-name="P235">chaine[0:2] #[0→2[ //revient à:2</text:p>
            </text:list-item>
            <text:list-item>
              <text:p text:style-name="P235">chaine[2:len(presentation)] #[2 → fin //revient à 2 :</text:p>
            </text:list-item>
          </text:list>
        </text:list-item>
      </text:list>
      <text:p text:style-name="P74"/>
      <text:p text:style-name="P75">Les listes </text:p>
      <text:p text:style-name="P76">Création de liste </text:p>
      <text:list xml:id="list1065071999" text:style-name="L14">
        <text:list-item>
          <text:p text:style-name="P236">ma_liste = list() </text:p>
        </text:list-item>
        <text:list-item>
          <text:p text:style-name="P236">ma_liste = [] </text:p>
        </text:list-item>
        <text:list-item>
          <text:p text:style-name="P237">ma_liste = [1, ‘bonjour’, True] <text:span text:style-name="T22">#print(ma_liste) </text:span></text:p>
        </text:list-item>
      </text:list>
      <text:p text:style-name="P77"/>
      <text:p text:style-name="P78">Insérer des objets dans une liste </text:p>
      <text:list xml:id="list4145071921" text:style-name="L15">
        <text:list-item>
          <text:p text:style-name="P238">ma_liste.append(valeur) #ajout à la fin <text:span text:style-name="T23">(les méthodes de listes modifient les listes et ne renvoient rien le plus souvent) </text:span></text:p>
        </text:list-item>
        <text:list-item>
          <text:p text:style-name="P239">ma_liste.insert(2, ‘c’) </text:p>
        </text:list-item>
      </text:list>
      <text:p text:style-name="P79"/>
      <text:p text:style-name="P79">Concaténation de liste </text:p>
      <text:list xml:id="list2810188992" text:style-name="L16">
        <text:list-item>
          <text:p text:style-name="P240">liste1.extend(liste2) </text:p>
        </text:list-item>
        <text:list-item>
          <text:p text:style-name="P240">liste1 += liste2 </text:p>
        </text:list-item>
      </text:list>
      <text:p text:style-name="P80"/>
      <text:p text:style-name="P81">Supprimer d’éléments d’une liste </text:p>
      <text:list xml:id="list285755832" text:style-name="L17">
        <text:list-item>
          <text:p text:style-name="P241">del(variable) </text:p>
        </text:list-item>
        <text:list-item>
          <text:p text:style-name="P242"><text:soft-page-break/>ma_liste.remove(valeur) #valeur et pas index et première occurrence </text:p>
        </text:list-item>
      </text:list>
      <text:p text:style-name="P82"/>
      <text:p text:style-name="P83">Le parcours de listes</text:p>
      <text:list xml:id="list2395820580" text:style-name="L18">
        <text:list-item>
          <text:p text:style-name="P243">avec une boucle while (et len(liste)) </text:p>
        </text:list-item>
        <text:list-item>
          <text:p text:style-name="P243">avec une boucle for (for element in ma_liste) </text:p>
        </text:list-item>
      </text:list>
      <text:p text:style-name="P83"/>
      <text:p text:style-name="P84">La fonction <text:s/>enumerate </text:p>
      <text:p text:style-name="P84"/>
      <text:p text:style-name="P85">for i, element in enumerate(ma_liste) : </text:p>
      <text:p text:style-name="P85"><text:tab/>print(‘a l indice {} se trouve la valeur {}’.format(i, element) </text:p>
      <text:p text:style-name="P85"/>
      <text:p text:style-name="P90">Entre chaine et liste </text:p>
      <text:list xml:id="list989760141" text:style-name="L19">
        <text:list-item>
          <text:p text:style-name="P244">chaine → liste : liste = chaine.split(‘ ‘) #ou autre séparateur </text:p>
        </text:list-item>
        <text:list-item>
          <text:p text:style-name="P244">liste → chaine : <text:s/>‘ ‘.join(ma_liste) </text:p>
        </text:list-item>
      </text:list>
      <text:p text:style-name="P90"/>
      <text:p text:style-name="P90">Les listes et les paramètres de fonctions </text:p>
      <text:p text:style-name="P92">def fonction (*parametres)</text:p>
      <text:p text:style-name="P92">def fonction_inconnue(nom, prenom, *commentaires):</text:p>
      <text:p text:style-name="P92"/>
      <text:p text:style-name="P92">def afficher(*parametres, sep=' ', fin='\n'):</text:p>
      <text:p text:style-name="P92"><text:s text:c="4"/>"""Fonction chargée de reproduire le comportement de print.</text:p>
      <text:p text:style-name="P92"><text:s text:c="4"/></text:p>
      <text:p text:style-name="P92"><text:s text:c="4"/>Elle doit finir par faire appel à print pour afficher le résultat.</text:p>
      <text:p text:style-name="P92"><text:s text:c="4"/>Mais les paramètres devront déjà avoir été formatés. </text:p>
      <text:p text:style-name="P92"><text:s text:c="4"/>On doit passer à print une unique chaîne, en lui spécifiant de ne rien mettre à la fin :</text:p>
      <text:p text:style-name="P92"/>
      <text:p text:style-name="P92"><text:s text:c="4"/>print(chaine, end='')"""</text:p>
      <text:p text:style-name="P92"><text:s text:c="4"/></text:p>
      <text:p text:style-name="P92"><text:s text:c="4"/># Les paramètres sont sous la forme d'un tuple</text:p>
      <text:p text:style-name="P92"><text:s text:c="4"/># Or on a besoin de les convertir</text:p>
      <text:p text:style-name="P92"><text:s text:c="4"/># Mais on ne peut pas modifier un tuple</text:p>
      <text:p text:style-name="P92"><text:s text:c="4"/># On a plusieurs possibilités, ici je choisis de convertir le tuple en liste</text:p>
      <text:p text:style-name="P92"><text:s text:c="4"/>parametres = list(parametres)</text:p>
      <text:p text:style-name="P92"><text:s text:c="4"/># On va commencer par convertir toutes les valeurs en chaîne</text:p>
      <text:p text:style-name="P92"><text:s text:c="4"/># Sinon on va avoir quelques problèmes lors du join</text:p>
      <text:p text:style-name="P92"><text:s text:c="4"/>for i, parametre in enumerate(parametres):</text:p>
      <text:p text:style-name="P92"><text:s text:c="8"/>parametres[i] = str(parametre)</text:p>
      <text:p text:style-name="P92"><text:s text:c="4"/># La liste des paramètres ne contient plus que des chaînes de caractères</text:p>
      <text:p text:style-name="P92"><text:s text:c="4"/># À présent on va constituer la chaîne finale</text:p>
      <text:p text:style-name="P92"><text:s text:c="4"/>chaine = sep.join(parametres)</text:p>
      <text:p text:style-name="P92"><text:s text:c="4"/># On ajoute le paramètre fin à la fin de la chaîne</text:p>
      <text:p text:style-name="P92"><text:s text:c="4"/>chaine += fin</text:p>
      <text:p text:style-name="P92"><text:s text:c="4"/># On affiche l'ensemble</text:p>
      <text:p text:style-name="P92"><text:s text:c="4"/>print(chaine, end='')</text:p>
      <text:p text:style-name="P92">liste_des_parametres = [1, 4, 9, 16, 25, 36]</text:p>
      <text:p text:style-name="P92"><text:s/><text:span text:style-name="T24">p</text:span>rint(*liste_des_parametres)</text:p>
      <text:p text:style-name="P92"/>
      <text:p text:style-name="P92"/>
      <text:p text:style-name="P90"/>
      <text:p text:style-name="P90"/>
      <text:p text:style-name="P90"/>
      <text:p text:style-name="P90"/>
      <text:p text:style-name="P90"><text:soft-page-break/></text:p>
      <text:p text:style-name="P91">Les compréhensions de listes </text:p>
      <text:p text:style-name="P91">&gt;&gt;&gt; liste_origine = [0, 1, 2, 3, 4, 5]</text:p>
      <text:p text:style-name="P91">&gt;&gt;&gt; [nb * nb for nb in liste_origine] <text:span text:style-name="T25">#crée une liste des carrés </text:span></text:p>
      <text:p text:style-name="P91"/>
      <text:p text:style-name="P91">&gt;&gt;&gt; liste_origine = [1, 2, 3, 4, 5, 6, 7, 8, 9, 10]</text:p>
      <text:p text:style-name="P91">&gt;&gt;&gt; [nb for nb in liste_origine if nb % 2 == 0]</text:p>
      <text:p text:style-name="P91"/>
      <text:p text:style-name="P91">[</text:p>
      <text:p text:style-name="P91"><text:s text:c="4"/>("fraises", 76),</text:p>
      <text:p text:style-name="P91"><text:s text:c="4"/>("prunes", 51),</text:p>
      <text:p text:style-name="P91"><text:s text:c="4"/>("pommes", 22),</text:p>
      <text:p text:style-name="P91"><text:s text:c="4"/>("poires", 18),</text:p>
      <text:p text:style-name="P91"><text:s text:c="4"/>("melons", 4),</text:p>
      <text:p text:style-name="P91">]</text:p>
      <text:p text:style-name="P93">inventaire = [(nom_fruit, qtt) for qtt,nom_fruit in sorted(inventaire_inverse, \</text:p>
      <text:p text:style-name="P93"><text:s text:c="4"/>reverse=True)]</text:p>
      <text:p text:style-name="P93"/>
      <text:p text:style-name="P85"/>
      <text:p text:style-name="P75">Les tuples </text:p>
      <text:p text:style-name="P86">C’est une séquence non mutable </text:p>
      <text:p text:style-name="P87">tuple_vide = () </text:p>
      <text:p text:style-name="P87">tuple_single = (1,) </text:p>
      <text:p text:style-name="P87">tuple_plusieurs = (1,2,3) </text:p>
      <text:p text:style-name="P87"/>
      <text:p text:style-name="P88">Cas d’utilisation implicite </text:p>
      <text:list xml:id="list1272084841" text:style-name="L20">
        <text:list-item>
          <text:p text:style-name="P245">a,b = b,a </text:p>
        </text:list-item>
        <text:list-item>
          <text:p text:style-name="P246">return a,b #-→ x1,x2 = fonction() </text:p>
        </text:list-item>
      </text:list>
      <text:p text:style-name="P89"/>
      <text:p text:style-name="P97">Les dictionnaires </text:p>
      <text:p text:style-name="P98">Créer un dictionnaire </text:p>
      <text:list xml:id="list821548787" text:style-name="L21">
        <text:list-item>
          <text:p text:style-name="P247">mon_dictionnaire = dict() </text:p>
        </text:list-item>
        <text:list-item>
          <text:p text:style-name="P247">mon_dictionnaire = {} </text:p>
        </text:list-item>
        <text:list-item>
          <text:p text:style-name="P248">mon_dico = {‘chemises’ : 3, ‘pantalons’ : 0} </text:p>
        </text:list-item>
      </text:list>
      <text:p text:style-name="P99"/>
      <text:p text:style-name="P99">Ajouter des clefs-valeurs <text:span text:style-name="T26">(ou les modifier d’ailleurs) </text:span></text:p>
      <text:list xml:id="list1745139095" text:style-name="L22">
        <text:list-item>
          <text:p text:style-name="P250">mon_dico[‘pseudo’] = ‘Soucoupe’ </text:p>
        </text:list-item>
        <text:list-item>
          <text:p text:style-name="P250">mon_dico[‘password’] = ‘Topsecret’ </text:p>
        </text:list-item>
        <text:list-item>
          <text:p text:style-name="P249">la clef ne doit pas forcément etre une chaine (ex [0]) </text:p>
        </text:list-item>
      </text:list>
      <text:p text:style-name="P100"/>
      <text:p text:style-name="P101">Supprimer des clefs </text:p>
      <text:list xml:id="list3132303921" text:style-name="L23">
        <text:list-item>
          <text:p text:style-name="P251">del mon_dico[‘clef’] </text:p>
        </text:list-item>
        <text:list-item>
          <text:p text:style-name="P251">mon_dico.pop(‘chemises’) #renvoie la valeur supprimée </text:p>
        </text:list-item>
      </text:list>
      <text:p text:style-name="P102"/>
      <text:p text:style-name="P103">On peut créer un dictionnaire contenant des fonctions (je vois pas trop l’utilité) </text:p>
      <text:list xml:id="list397585896" text:style-name="L24">
        <text:list-item>
          <text:p text:style-name="P252"># on définit les fonctions fete et oiseau </text:p>
        </text:list-item>
        <text:list-item>
          <text:p text:style-name="P252">fonctions = {} </text:p>
        </text:list-item>
        <text:list-item>
          <text:p text:style-name="P252">fonctions[‘fete’] = fete </text:p>
        </text:list-item>
        <text:list-item>
          <text:p text:style-name="P252">fonctions[‘oiseau’] = oiseau </text:p>
        </text:list-item>
        <text:list-item>
          <text:p text:style-name="P252">#appel → fonctions[‘fete’]() </text:p>
        </text:list-item>
      </text:list>
      <text:p text:style-name="P104"/>
      <text:p text:style-name="P104"/>
      <text:p text:style-name="P104"><text:soft-page-break/></text:p>
      <text:p text:style-name="P105">Les méthodes de parcours </text:p>
      <text:p text:style-name="P106">Parcours des clefs </text:p>
      <text:list xml:id="list51378392" text:style-name="L25">
        <text:list-item>
          <text:p text:style-name="P253">for clef in dictionnaire.keys() : </text:p>
        </text:list-item>
      </text:list>
      <text:p text:style-name="P107"/>
      <text:p text:style-name="P106">Parcours des valeurs </text:p>
      <text:list xml:id="list638815970" text:style-name="L26">
        <text:list-item>
          <text:p text:style-name="P254">for valeur in dictionnaire.values() : </text:p>
          <text:list>
            <text:list-item>
              <text:p text:style-name="P254"># ex if valeur in dictionnaire.values() </text:p>
            </text:list-item>
          </text:list>
        </text:list-item>
      </text:list>
      <text:p text:style-name="P108"/>
      <text:p text:style-name="P106">Parcours des clefs et valeurs </text:p>
      <text:list xml:id="list526521489" text:style-name="L27">
        <text:list-item>
          <text:p text:style-name="P255">for clef, valeur in dictionnaire.items<text:span text:style-name="T27">(): </text:span></text:p>
        </text:list-item>
      </text:list>
      <text:p text:style-name="P109"/>
      <text:p text:style-name="P110">Les dictionnaires et paramètres de fonctions </text:p>
      <text:list xml:id="list2369954577" text:style-name="L28">
        <text:list-item>
          <text:p text:style-name="P256">def fonction(**parametres_nommes) : </text:p>
        </text:list-item>
        <text:list-item>
          <text:p text:style-name="P256">def fonction(arg1, …, *parametres_non_nommes, **parametres_nommes) </text:p>
        </text:list-item>
      </text:list>
      <text:p text:style-name="P111"/>
      <text:p text:style-name="P112">Transformer →<text:span text:style-name="T28"> </text:span></text:p>
      <text:list xml:id="list2221860054" text:style-name="L29">
        <text:list-item>
          <text:p text:style-name="P257">parametres = {‘sep’ : ‘&gt;&gt;’, ‘end’ : ‘\n’)</text:p>
        </text:list-item>
      </text:list>
      <text:p text:style-name="P106"/>
      <text:p text:style-name="P113">Les fichiers </text:p>
      <text:p text:style-name="P114"/>
      <text:p text:style-name="P115">Changer le répertoire courant </text:p>
      <text:list xml:id="list3531891052" text:style-name="L30">
        <text:list-item>
          <text:p text:style-name="P258">import os </text:p>
        </text:list-item>
        <text:list-item>
          <text:p text:style-name="P258">os.chdir(‘nouveau_chemin’)</text:p>
        </text:list-item>
      </text:list>
      <text:p text:style-name="P116">Chemin absolu ou relatif <text:s/>→ une commande utile : os.getcwd() #afficher le répertoire courant </text:p>
      <text:p text:style-name="P116"/>
      <text:p text:style-name="P117">Ouvrir le fichier </text:p>
      <text:list xml:id="list4267175975" text:style-name="L31">
        <text:list-item>
          <text:p text:style-name="P259">mon_fichier = open(‘fichier.extension’, ‘mode_ouverture’) </text:p>
          <text:list>
            <text:list-item>
              <text:p text:style-name="P259">‘r’ : lecture </text:p>
            </text:list-item>
            <text:list-item>
              <text:p text:style-name="P259">‘w’ : écriture NB tendance à écraser </text:p>
            </text:list-item>
            <text:list-item>
              <text:p text:style-name="P259">‘a’ </text:p>
            </text:list-item>
          </text:list>
        </text:list-item>
      </text:list>
      <text:p text:style-name="P118">Fermer le fichier </text:p>
      <text:list xml:id="list1406290076" text:style-name="L32">
        <text:list-item>
          <text:p text:style-name="P260">mon_fichier.close() </text:p>
        </text:list-item>
        <text:list-item>
          <text:p text:style-name="P261">mon_fichier.closed() #renvoie True ou False </text:p>
        </text:list-item>
      </text:list>
      <text:p text:style-name="P119">Lecture du fichier </text:p>
      <text:list xml:id="list1880052056" text:style-name="L33">
        <text:list-item>
          <text:p text:style-name="P262">mon_fichier = open(‘….’, ‘..’) </text:p>
        </text:list-item>
        <text:list-item>
          <text:p text:style-name="P262">contenu = mon_fichier.read() #lecture de tout le contenu </text:p>
        </text:list-item>
        <text:list-item>
          <text:p text:style-name="P263">mon_fichier.close() </text:p>
        </text:list-item>
      </text:list>
      <text:p text:style-name="P120">Ecriture dans un fichier <text:span text:style-name="T29">(pour les autres types de données co des objets voir plus tard) </text:span></text:p>
      <text:list xml:id="list1333974700" text:style-name="L34">
        <text:list-item>
          <text:p text:style-name="P264">mon_fichier = open(‘...’, ‘...’) </text:p>
        </text:list-item>
        <text:list-item>
          <text:p text:style-name="P264">mon_fichier.write(‘Et voici une texte qui sera écrite’) #renvoie le nb de caractères envoyés </text:p>
        </text:list-item>
        <text:list-item>
          <text:p text:style-name="P265">mon_fichier.close() </text:p>
        </text:list-item>
      </text:list>
      <text:p text:style-name="P121"/>
      <text:p text:style-name="P122">with open(‘fichier.extension’, ‘mode_ouverture’) as variable : </text:p>
      <text:p text:style-name="P122"><text:tab/>#opérations sur le fichier </text:p>
      <text:p text:style-name="P122"><text:tab/>#pas besoin de fermer le fichier dans ce cas (et si crash le fichier a bien été fermé) </text:p>
      <text:p text:style-name="P122"/>
      <text:p text:style-name="P123">Enregistrer des objets dans des fichiers </text:p>
      <text:p text:style-name="P124"/>
      <text:p text:style-name="P125">import pickle </text:p>
      <text:p text:style-name="P125">with open(‘donnees’, ‘wb’) as fichier : </text:p>
      <text:p text:style-name="P125"><text:tab/>mon_pickler = pickle.Pickler(fichier) </text:p>
      <text:p text:style-name="P125"><text:soft-page-break/><text:tab/>mon_pickler = dump(mon_objet) </text:p>
      <text:p text:style-name="P125">import os </text:p>
      <text:p text:style-name="P125">with open(‘donnees’, ‘rb’) as fichier : </text:p>
      <text:p text:style-name="P125"><text:tab/>mon_depickler = pickle.Unpickler(fichier) </text:p>
      <text:p text:style-name="P125"><text:tab/>score = mon_depickler.load() </text:p>
      <text:p text:style-name="P125"/>
      <text:p text:style-name="P126">La portée des variables </text:p>
      <text:p text:style-name="P127"/>
      <text:p text:style-name="P128">Pour les variables globales → rien à ajouter très courant </text:p>
      <text:p text:style-name="P129">Pour les variables qui sont extérieures au scope → lecture mais pas écriture <text:span text:style-name="T30">(si on veut en écriture → global nom_variable = nouvelle valeur) </text:span></text:p>
      <text:p text:style-name="P129">NB pour les objets (les listes etc) → passage par référence donc pas ce genre de problème </text:p>
      <text:p text:style-name="P129"/>
      <text:p text:style-name="P130">ma_liste == <text:s/>liste2 #on compare le contenu des listes </text:p>
      <text:p text:style-name="P130">liste1 is liste2 #on compare les références </text:p>
      <text:p text:style-name="P67"/>
      <text:p text:style-name="P67"/>
      <text:p text:style-name="P134">fin du jeu du pendu (quelques petites fonctions de merde et basta) →<text:span text:style-name="T31"> juste ajouter quelques options et OK </text:span></text:p>
      <text:p text:style-name="P134"/>
      <text:p text:style-name="P135"/>
      <text:p text:style-name="P214">Partie 3 : POO coté développeur </text:p>
      <text:p text:style-name="P136">Index</text:p>
      <text:list xml:id="list1291387157" text:style-name="L35">
        <text:list-item>
          <text:p text:style-name="P266">Appréhender les classes : <text:span text:style-name="T52">OK </text:span></text:p>
        </text:list-item>
        <text:list-item>
          <text:p text:style-name="P266">Définir des propriétés : <text:span text:style-name="T57">OK </text:span></text:p>
        </text:list-item>
        <text:list-item>
          <text:p text:style-name="P266">Appliquer des méthodes spéciales : <text:span text:style-name="T59">En cours </text:span></text:p>
        </text:list-item>
        <text:list-item>
          <text:p text:style-name="P266">(Appliquer 2 méthodes de tri en python) </text:p>
        </text:list-item>
        <text:list-item>
          <text:p text:style-name="P266">Gérer les héritages </text:p>
        </text:list-item>
        <text:list-item>
          <text:p text:style-name="P266">(La boucle for) </text:p>
        </text:list-item>
        <text:list-item>
          <text:p text:style-name="P266">TP : un dictionnaire ordonné </text:p>
        </text:list-item>
        <text:list-item>
          <text:p text:style-name="P266">Les décorateurs </text:p>
        </text:list-item>
        <text:list-item>
          <text:p text:style-name="P266">Les métaclasses </text:p>
        </text:list-item>
        <text:list-item>
          <text:p text:style-name="P266">(jeu de labyrinthe) → je peux faire la mm chose en me basant sur c++ (p e un projet vite fait histoire d’avoir des badges) </text:p>
        </text:list-item>
      </text:list>
      <text:p text:style-name="P137"/>
      <text:p text:style-name="P138">Appréhender les classes</text:p>
      <text:p text:style-name="P139">Index </text:p>
      <text:list xml:id="list3977287648" text:style-name="L36">
        <text:list-item>
          <text:p text:style-name="P267">Le monde des classes </text:p>
        </text:list-item>
        <text:list-item>
          <text:p text:style-name="P267">Les premiers aattributs </text:p>
        </text:list-item>
        <text:list-item>
          <text:p text:style-name="P267">Les méthodes : la recette </text:p>
        </text:list-item>
        <text:list-item>
          <text:p text:style-name="P267">Introspection </text:p>
        </text:list-item>
      </text:list>
      <text:p text:style-name="P139"/>
      <text:list xml:id="list544562524" text:style-name="L37">
        <text:list-item>
          <text:p text:style-name="P268">Le monde des classes </text:p>
        </text:list-item>
      </text:list>
      <text:p text:style-name="P141">NB en python tout est objet (le langage est full POO) , <text:span text:style-name="T36">attention la philo de python est propre </text:span></text:p>
      <text:p text:style-name="P141"/>
      <text:p text:style-name="P142">Dans l’exemple on va modéliser une personne (pas très folichon d’ailleurs) </text:p>
      <text:p text:style-name="P142"/>
      <text:p text:style-name="P143">Convention de nommage des classes → CamelCase</text:p>
      <text:p text:style-name="P143"/>
      <text:list xml:id="list121623454597663" text:continue-numbering="true" text:style-name="L37">
        <text:list-item>
          <text:p text:style-name="P268">Les <text:span text:style-name="T35">premiers</text:span> attributs </text:p>
        </text:list-item>
      </text:list>
      <text:p text:style-name="P140"/>
      <text:p text:style-name="P144">class Personne : </text:p>
      <text:p text:style-name="P144"><text:tab/>‘’’Docstring de la classe’’’</text:p>
      <text:p text:style-name="P144"><text:tab/><text:span text:style-name="T37">def __init__(self) : </text:span></text:p>
      <text:p text:style-name="P144"><text:tab/><text:tab/>‘’’<text:span text:style-name="T37">Doc du constructeur’’’</text:span></text:p>
      <text:p text:style-name="P144"><text:tab/><text:tab/><text:span text:style-name="T37">self.nom = ‘Huvelle’ </text:span></text:p>
      <text:p text:style-name="P144"/>
      <text:p text:style-name="P145">création d’une instance de classe ex : olivier = new Personne()</text:p>
      <text:p text:style-name="P145">print(olivier.nom) #affiche Huvelle </text:p>
      <text:p text:style-name="P145"/>
      <text:p text:style-name="P94">Changeons un peu le constructeur (pas folichon pour le moment) <text:span text:style-name="T38"><text:s/></text:span></text:p>
      <text:p text:style-name="P182">def __init__(self) : </text:p>
      <text:p text:style-name="P182"><text:tab/>‘’’Doc’’’</text:p>
      <text:p text:style-name="P182"><text:tab/>self.nom = ‘Huvelle’</text:p>
      <text:p text:style-name="P182"><text:tab/>self.prenom = ‘Olivier’ </text:p>
      <text:p text:style-name="P182"><text:tab/>self.age = 26</text:p>
      <text:p text:style-name="P182"><text:tab/>self.lieu_residence = ‘Mars’ </text:p>
      <text:p text:style-name="P182"/>
      <text:p text:style-name="P183">olivier = new Personne() </text:p>
      <text:p text:style-name="P183">olivier.lieu_residence = ‘Uranus’ #je change de planète </text:p>
      <text:p text:style-name="P183"/>
      <text:p text:style-name="P183"/>
      <text:p text:style-name="P183"/>
      <text:p text:style-name="P95"><text:soft-page-break/>Les attributs de classe <text:span text:style-name="T38"><text:s/></text:span><text:span text:style-name="T39">(encore un <text:s/>exemple de compteur d’instance) </text:span></text:p>
      <text:p text:style-name="P96"><text:span text:style-name="T39">c</text:span><text:span text:style-name="T38">lass Compteur : </text:span></text:p>
      <text:p text:style-name="P184"><text:tab/>‘’’Doc de la classe’’’ </text:p>
      <text:p text:style-name="P96"><text:span text:style-name="T38"><text:tab/></text:span><text:span text:style-name="T40">objets_crees = 0 </text:span></text:p>
      <text:p text:style-name="P185"/>
      <text:p text:style-name="P185"><text:tab/>def __init__(self) : </text:p>
      <text:p text:style-name="P185"><text:tab/><text:tab/>‘’’Doc’’’</text:p>
      <text:p text:style-name="P185"><text:tab/><text:tab/>Compteur.objets_crees += 1 </text:p>
      <text:p text:style-name="P185"/>
      <text:p text:style-name="P185">//print(Compteur.objets_crees) </text:p>
      <text:p text:style-name="P146"><text:span text:style-name="T40">O</text:span><text:span text:style-name="T38">n voit donc que nativement pas du tout d’encapsulation dans le langage</text:span><text:span text:style-name="T51"> </text:span></text:p>
      <text:p text:style-name="P186"/>
      <text:list xml:id="list121624332994167" text:continue-numbering="true" text:style-name="L37">
        <text:list-item>
          <text:p text:style-name="P268">Les méthodes </text:p>
        </text:list-item>
      </text:list>
      <text:p text:style-name="P147">Exemple : créer un objet TableauNoir</text:p>
      <text:p text:style-name="P187"/>
      <text:p text:style-name="P187">class TableauNoir :</text:p>
      <text:p text:style-name="P187"><text:tab/>‘’’Doc de la classe’’’</text:p>
      <text:p text:style-name="P187"><text:tab/></text:p>
      <text:p text:style-name="P188"><text:tab/>def __init__(self) : </text:p>
      <text:p text:style-name="P147"><text:span text:style-name="T43"><text:tab/><text:tab/>‘’’</text:span><text:span text:style-name="T44">Doc’’’</text:span></text:p>
      <text:p text:style-name="P188"><text:tab/><text:tab/>self.surface = ‘’</text:p>
      <text:p text:style-name="P188"><text:tab/></text:p>
      <text:p text:style-name="P147"><text:span text:style-name="T43"><text:tab/></text:span><text:span text:style-name="T45">def ecrire(self, message_a_ecrire) : </text:span></text:p>
      <text:p text:style-name="P189"><text:tab/><text:tab/>‘’’Doc’’’</text:p>
      <text:p text:style-name="P189"><text:tab/><text:tab/>#faire une sanitisation sur message_a_ecrire</text:p>
      <text:p text:style-name="P189"><text:tab/><text:tab/>self.surface += message_a_ecrire + ‘\n’</text:p>
      <text:p text:style-name="P189"><text:tab/></text:p>
      <text:p text:style-name="P147"><text:span text:style-name="T45"><text:tab/></text:span><text:span text:style-name="T46">def lire(self) : </text:span></text:p>
      <text:p text:style-name="P190"><text:tab/><text:tab/>‘’’Doc’’’</text:p>
      <text:p text:style-name="P190"><text:tab/><text:tab/>return self.surface</text:p>
      <text:p text:style-name="P190"/>
      <text:p text:style-name="P190"><text:tab/>def effacer(self) : </text:p>
      <text:p text:style-name="P190"><text:tab/><text:tab/>‘’’Doc’’’ </text:p>
      <text:p text:style-name="P190"><text:tab/><text:tab/>self.surface = ‘’ </text:p>
      <text:p text:style-name="P190"/>
      <text:p text:style-name="P148">Méthodes de classe<text:span text:style-name="T42"> </text:span></text:p>
      <text:p text:style-name="P191">#On reprend l’exemple du compteur mais cette fois via méthode de classe </text:p>
      <text:p text:style-name="P191">class Compteur : </text:p>
      <text:p text:style-name="P191"><text:tab/>objets_crees = 0</text:p>
      <text:p text:style-name="P191"><text:tab/></text:p>
      <text:p text:style-name="P149"><text:span text:style-name="T42"><text:tab/></text:span><text:span text:style-name="T48">def __init__(self) :</text:span></text:p>
      <text:p text:style-name="P149"><text:span text:style-name="T42"><text:tab/><text:tab/>‘’’Doc d</text:span><text:span text:style-name="T47">u constructeur</text:span><text:span text:style-name="T42">’’’</text:span></text:p>
      <text:p text:style-name="P191"><text:tab/><text:tab/>Compteur.objets_crees += 1 </text:p>
      <text:p text:style-name="P191"/>
      <text:p text:style-name="P149"><text:span text:style-name="T42"><text:tab/></text:span><text:span text:style-name="T48">def combien(cls) : </text:span></text:p>
      <text:p text:style-name="P192"><text:tab/><text:tab/>‘’’Doc de la méthode de classe (cls)’’’</text:p>
      <text:p text:style-name="P192"><text:tab/><text:tab/>return cls.objets_crees</text:p>
      <text:p text:style-name="P192"><text:tab/>combien = classmethod(combien) </text:p>
      <text:p text:style-name="P192"/>
      <text:p text:style-name="P192"/>
      <text:p text:style-name="P192"/>
      <text:p text:style-name="P191"><text:tab/></text:p>
      <text:p text:style-name="P148"><text:soft-page-break/>Méthodes statiques<text:span text:style-name="T42"> </text:span></text:p>
      <text:p text:style-name="P150"><text:span text:style-name="T42">class </text:span><text:span text:style-name="T49">Bidon : </text:span></text:p>
      <text:p text:style-name="P193"><text:tab/>‘’’Doc de la classe’’’ </text:p>
      <text:p text:style-name="P193"><text:tab/>def afficher() : </text:p>
      <text:p text:style-name="P193"><text:tab/><text:tab/>‘’’Doc de la méthode statique’’’ </text:p>
      <text:p text:style-name="P193"><text:tab/><text:tab/>#code sans aucun paramètre (ni self, ni cls ou quoi) </text:p>
      <text:p text:style-name="P150"><text:span text:style-name="T49"><text:tab/><text:tab/></text:span><text:span text:style-name="T50">afficher = staticmethod(afficher) </text:span></text:p>
      <text:p text:style-name="P194"/>
      <text:list xml:id="list121622959110896" text:continue-numbering="true" text:style-name="L37">
        <text:list-item>
          <text:p text:style-name="P268">I<text:span text:style-name="T34">ntrospection</text:span></text:p>
        </text:list-item>
      </text:list>
      <text:p text:style-name="P151">Introspection = surtout inspection d’un objet pour connaître ses attributs et méthodes </text:p>
      <text:p text:style-name="P152">2 manières de faire </text:p>
      <text:list xml:id="list58686045" text:style-name="L38">
        <text:list-item>
          <text:p text:style-name="P269">fonction dir (qui est selon moi parfaitement incompréhensible) </text:p>
        </text:list-item>
        <text:list-item>
          <text:p text:style-name="P269">attribut spécial __dict__ </text:p>
        </text:list-item>
      </text:list>
      <text:p text:style-name="P153"/>
      <text:p text:style-name="P154"><text:span text:style-name="T17">fonction dir</text:span> </text:p>
      <text:p text:style-name="P155">mon_objet = new MaClasse() </text:p>
      <text:p text:style-name="P155">dir(mon_objet) → on obtient une liste qui comprend les attributs et méthodes </text:p>
      <text:p text:style-name="P155"/>
      <text:p text:style-name="P155">attribut spécial __dict__ </text:p>
      <text:p text:style-name="P156">mon_objet.__dict__ #renvoie un dictionnaire {‘nom_attribut’ : valeur}</text:p>
      <text:p text:style-name="P157">On peut modifier un attribut en passant par le dictionnaire de l’instance mais ne sert à rien selon moi </text:p>
      <text:p text:style-name="P169"/>
      <text:p text:style-name="P215">Les propriétés </text:p>
      <text:p text:style-name="P158">Index </text:p>
      <text:list xml:id="list326598450" text:style-name="L39">
        <text:list-item>
          <text:p text:style-name="P270">Encapsulation </text:p>
        </text:list-item>
        <text:list-item>
          <text:p text:style-name="P270">Les propriétés à la casserole </text:p>
        </text:list-item>
        <text:list-item>
          <text:p text:style-name="P270">Les propriétés en action </text:p>
        </text:list-item>
      </text:list>
      <text:p text:style-name="P159"/>
      <text:list xml:id="list3460063334" text:style-name="L40">
        <text:list-item>
          <text:p text:style-name="P271">Encapsulation </text:p>
        </text:list-item>
      </text:list>
      <text:p text:style-name="P160">Le principe toujours le meme : régler le niveau accessibilité → du coup devoir passer par des accesseurs et des mutateurs. </text:p>
      <text:p text:style-name="P161">En python on se fout de l’encapsulation en règle générale sauf pour des données vraiment critiques (et juste le signaler en réalité) </text:p>
      <text:p text:style-name="P161"/>
      <text:list xml:id="list121624121750348" text:continue-numbering="true" text:style-name="L40">
        <text:list-item>
          <text:p text:style-name="P271">Les propriétés à la casserole </text:p>
        </text:list-item>
      </text:list>
      <text:p text:style-name="P162">En python → pas de privé → tout est public (donc surtout convention en réalité) </text:p>
      <text:p text:style-name="P162"/>
      <text:list xml:id="list121624276360697" text:continue-numbering="true" text:style-name="L40">
        <text:list-item>
          <text:p text:style-name="P271">Les propriétés en action </text:p>
        </text:list-item>
      </text:list>
      <text:p text:style-name="P163">Une propriété se crée dans le corps de la classe , on doit faire appel à une classe property qui attend 4 paramètres, tous optionnels : getter, setter, deleter, helper </text:p>
      <text:p text:style-name="P163"/>
      <text:p text:style-name="P164">Exemple </text:p>
      <text:p text:style-name="P164">class Personne : </text:p>
      <text:p text:style-name="P164"><text:tab/>‘’’Doc de la classe’’’</text:p>
      <text:p text:style-name="P164"><text:tab/>def __init__(self, nom, prenom) : </text:p>
      <text:p text:style-name="P164"><text:tab/><text:tab/>‘’’Doc du constructeur’’’</text:p>
      <text:p text:style-name="P164"><text:tab/><text:tab/><text:span text:style-name="T53">self.nom = nom</text:span></text:p>
      <text:p text:style-name="P164"><text:tab/><text:tab/>self.prenom = prenom </text:p>
      <text:p text:style-name="P164"><text:tab/><text:tab/>self._lieu_residence = ‘Mars’ #_avant convention de nommage </text:p>
      <text:p text:style-name="P164"/>
      <text:p text:style-name="P164"><text:tab/>def _<text:span text:style-name="T54">g</text:span>et_<text:span text:style-name="T54">lieu_residence(self) : </text:span></text:p>
      <text:p text:style-name="P164"><text:tab/><text:tab/>‘’’<text:span text:style-name="T54">Doc’’’</text:span></text:p>
      <text:p text:style-name="P164"><text:tab/><text:tab/><text:span text:style-name="T54">#éventuellement une autre action </text:span></text:p>
      <text:p text:style-name="P164"><text:tab/><text:tab/><text:span text:style-name="T54">return self._lieu_residence</text:span></text:p>
      <text:p text:style-name="P164"/>
      <text:p text:style-name="P165"><text:tab/>def _<text:span text:style-name="T55">set</text:span>_<text:span text:style-name="T54">lieu_residence(self, nouvelle_residence) :</text:span></text:p>
      <text:p text:style-name="P165"><text:tab/><text:tab/>‘’’<text:span text:style-name="T56">Doc’’’</text:span></text:p>
      <text:p text:style-name="P165"><text:tab/><text:tab/><text:span text:style-name="T56">#sanitisation et autres actions éventuelles </text:span></text:p>
      <text:p text:style-name="P165"><text:tab/><text:tab/><text:span text:style-name="T56">self._lieu_residence = nouvelle_residence </text:span></text:p>
      <text:p text:style-name="P165"/>
      <text:p text:style-name="P165"><text:tab/><text:span text:style-name="T56">lieu_residence = property(_get_lieu_residence, _set_lieu_residence) #définition comme propriété </text:span></text:p>
      <text:p text:style-name="P165"/>
      <text:p text:style-name="P166">olivier = new Personne(‘Huvelle’, ‘Olivier’) </text:p>
      <text:p text:style-name="P166">olivier.lieu_residence #retourne Mars </text:p>
      <text:p text:style-name="P166">olivier.lieu_residence = ‘Uranus’ #fait appel au setter cette fois </text:p>
      <text:p text:style-name="P166"/>
      <text:p text:style-name="P216">Les méthodes spéciales </text:p>
      <text:p text:style-name="P167">Index </text:p>
      <text:list xml:id="list600758596" text:style-name="L41">
        <text:list-item>
          <text:p text:style-name="P272">Edition de l’objet et accès aux attributs </text:p>
        </text:list-item>
        <text:list-item>
          <text:p text:style-name="P273">Les méthodes de conteneur </text:p>
        </text:list-item>
        <text:list-item>
          <text:p text:style-name="P273">Les méthodes mathématiques </text:p>
        </text:list-item>
        <text:list-item>
          <text:p text:style-name="P273">Les méthodes de comparaison </text:p>
        </text:list-item>
        <text:list-item>
          <text:p text:style-name="P273">Méthodes spéciales utiles à pickle </text:p>
        </text:list-item>
      </text:list>
      <text:p text:style-name="P168"/>
      <text:p text:style-name="P168">//<text:span text:style-name="T58">Pour demain j’aimerais avoir tapé un coup d’oeil à tkinter histoire de faire un prototype (pour un pendu dans un premier temps mais on peut aller plus loin aussi ex système de drag and drop ! Et donc un trello version minimale ou encore justement un truc pour faire des wireframes) </text:span></text:p>
      <text:p text:style-name="P168"/>
      <text:list xml:id="list326003735" text:style-name="L42">
        <text:list-item>
          <text:p text:style-name="P274">Edition de l’objet et accès aux attributs </text:p>
        </text:list-item>
      </text:list>
      <text:p text:style-name="P170">Index </text:p>
      <text:list xml:id="list2540960810" text:style-name="L43">
        <text:list-item>
          <text:p text:style-name="P275">constructeur</text:p>
        </text:list-item>
        <text:list-item>
          <text:p text:style-name="P275">destructeur </text:p>
        </text:list-item>
        <text:list-item>
          <text:p text:style-name="P275">repr (pour le debug) </text:p>
        </text:list-item>
        <text:list-item>
          <text:p text:style-name="P275">str (pour conversion en chaine de caractères) </text:p>
        </text:list-item>
        <text:list-item>
          <text:p text:style-name="P276">getattr (si on essaye d’accéder à un attribut qui n’existe pas) </text:p>
        </text:list-item>
        <text:list-item>
          <text:p text:style-name="P276">setattr (quand <text:span text:style-name="T64">on change la valeur d’un attribut</text:span>) </text:p>
        </text:list-item>
        <text:list-item>
          <text:p text:style-name="P277">delattr (quand on supprimer un attribut) </text:p>
        </text:list-item>
        <text:list-item>
          <text:p text:style-name="P278">Bonus (des fonctions magiques) </text:p>
        </text:list-item>
      </text:list>
      <text:p text:style-name="P171"/>
      <text:p text:style-name="P172">constructeur </text:p>
      <text:list xml:id="list3418129197" text:style-name="L44">
        <text:list-item>
          <text:p text:style-name="P279">déjà vu →<text:span text:style-name="T60"> __construct__ </text:span></text:p>
        </text:list-item>
      </text:list>
      <text:p text:style-name="P173">destructeur </text:p>
      <text:list xml:id="list1131693974" text:style-name="L45">
        <text:list-item>
          <text:p text:style-name="P280">__del__(self) : <text:span text:style-name="T61">#code en plus à exécuter lors de la suppression de l’objet </text:span></text:p>
        </text:list-item>
      </text:list>
      <text:p text:style-name="P174">repr (pour le debug → pas en prod les gars) </text:p>
      <text:list xml:id="list4053553878" text:style-name="L46">
        <text:list-item>
          <text:p text:style-name="P281">__<text:span text:style-name="T62">repr__(self) : </text:span></text:p>
          <text:list>
            <text:list-item>
              <text:p text:style-name="P281">‘’’<text:span text:style-name="T62">Doc de la méthode’’’ </text:span></text:p>
            </text:list-item>
            <text:list-item>
              <text:p text:style-name="P282">return ‘du texte {} et encore du texte etc {}’.format(<text:span text:style-name="T41">self</text:span>.x, <text:span text:style-name="T63">self</text:span>.y,…) </text:p>
            </text:list-item>
            <text:list-item>
              <text:p text:style-name="P283">mon_objet ou repr(mon_objet) #quand on fait le debug </text:p>
            </text:list-item>
          </text:list>
        </text:list-item>
      </text:list>
      <text:p text:style-name="P175">str (quand conversion en string ou <text:s/>essayer de le print (revient au mm)) </text:p>
      <text:list xml:id="list3168124146" text:style-name="L47">
        <text:list-item>
          <text:p text:style-name="P284">quand pas définie → appelle la méthode repr à la place </text:p>
        </text:list-item>
        <text:list-item>
          <text:p text:style-name="P285">pour le reste mm genre de code que pour __repr__ </text:p>
        </text:list-item>
      </text:list>
      <text:p text:style-name="P176"/>
      <text:p text:style-name="P177">getattr</text:p>
      <text:list xml:id="list410035531" text:style-name="L48">
        <text:list-item>
          <text:p text:style-name="P286">def __getattr__(self, nom) : </text:p>
          <text:list>
            <text:list-item>
              <text:p text:style-name="P286">‘’’Doc de la méthode </text:p>
            </text:list-item>
            <text:list-item>
              <text:p text:style-name="P287">print(‘Il n existe pas d attribut {}’.format(nom)) </text:p>
            </text:list-item>
          </text:list>
        </text:list-item>
      </text:list>
      <text:p text:style-name="P178"/>
      <text:p text:style-name="P179">setattr</text:p>
      <text:list xml:id="list2731339008" text:style-name="L49">
        <text:list-item>
          <text:p text:style-name="P288">def __setattr__(self, nom, valeur) : </text:p>
          <text:list>
            <text:list-item>
              <text:p text:style-name="P288">‘’’Doc de la méthode’’’ </text:p>
            </text:list-item>
            <text:list-item>
              <text:p text:style-name="P289">object.__setattr__(self, nom, valeur) </text:p>
            </text:list-item>
            <text:list-item>
              <text:p text:style-name="P289">#opérations en plus par exemple envoyer des données sur un fichier </text:p>
            </text:list-item>
          </text:list>
        </text:list-item>
      </text:list>
      <text:p text:style-name="P180">delattr </text:p>
      <text:list xml:id="list3964304395" text:style-name="L50">
        <text:list-item>
          <text:p text:style-name="P290">def __delattr__(self, nom_attr) : </text:p>
          <text:list>
            <text:list-item>
              <text:p text:style-name="P290">‘’’Doc de la méthode’’’ </text:p>
            </text:list-item>
            <text:list-item>
              <text:p text:style-name="P290">raise AttributeError(‘Interdiction de supprimer des attributs de ma classe !’) </text:p>
            </text:list-item>
          </text:list>
        </text:list-item>
      </text:list>
      <text:p text:style-name="P181"/>
      <text:p text:style-name="P181"/>
      <text:p text:style-name="P181"><text:soft-page-break/>Les fonctions (× méthodes) bonus : </text:p>
      <text:list xml:id="list4000947412" text:style-name="L51">
        <text:list-item>
          <text:p text:style-name="P291">getattr(objet, ‘nom’) #idem que objet.nom </text:p>
        </text:list-item>
        <text:list-item>
          <text:p text:style-name="P291">setattr(objet, nom, vakeur) #idem que objet.nom = valeur </text:p>
        </text:list-item>
        <text:list-item>
          <text:p text:style-name="P291">delattr(objet, nom) idem à del objet.nom </text:p>
        </text:list-item>
        <text:list-item>
          <text:p text:style-name="P291">hastattr(objet, nom) #renvoie True ou False surtout lui qui est <text:span text:style-name="T65">utile (les autres un peu de la merde quand mm) </text:span></text:p>
        </text:list-item>
      </text:list>
      <text:p text:style-name="P172"/>
      <text:list xml:id="list121622669732835" text:continue-list="list326003735" text:style-name="L42">
        <text:list-item>
          <text:p text:style-name="P274">Les méthodes de conteneur </text:p>
        </text:list-item>
      </text:list>
      <text:p text:style-name="P198">Index</text:p>
      <text:list xml:id="list998141178" text:style-name="L52">
        <text:list-item>
          <text:p text:style-name="P292">Accès aux éléments d’un conteneur </text:p>
        </text:list-item>
        <text:list-item>
          <text:p text:style-name="P292">La méthode spéciale derrière le mot in </text:p>
        </text:list-item>
        <text:list-item>
          <text:p text:style-name="P292">taille du conteneur </text:p>
        </text:list-item>
      </text:list>
      <text:p text:style-name="P199"/>
      <text:p text:style-name="P200">Accès aux éléments d’un conteneur </text:p>
      <text:list xml:id="list2562063975" text:style-name="L53">
        <text:list-item>
          <text:p text:style-name="P293">__<text:span text:style-name="T66">getitem__ quand objet[index]</text:span></text:p>
        </text:list-item>
        <text:list-item>
          <text:p text:style-name="P293">__<text:span text:style-name="T66">setitem__ quand objet[index] = valeur </text:span></text:p>
        </text:list-item>
        <text:list-item>
          <text:p text:style-name="P294">__<text:span text:style-name="T66">delitem__ quand def objet[index]</text:span></text:p>
        </text:list-item>
      </text:list>
      <text:p text:style-name="P201"/>
      <text:p text:style-name="P204">Exemple </text:p>
      <text:p text:style-name="P211">class Zdict : </text:p>
      <text:p text:style-name="P211"><text:tab/>‘’’Doc de la classe’’’</text:p>
      <text:p text:style-name="P202"/>
      <text:p text:style-name="P212"><text:tab/>def __init__(self) : </text:p>
      <text:p text:style-name="P212"><text:tab/><text:tab/>‘’’Doc’’’</text:p>
      <text:p text:style-name="P212"><text:tab/><text:tab/>self._dictionnaire = {} </text:p>
      <text:p text:style-name="P212"><text:tab/></text:p>
      <text:p text:style-name="P203"><text:tab/><text:span text:style-name="T67">def __getitem__(self, index) : </text:span></text:p>
      <text:p text:style-name="P203"><text:tab/><text:tab/>‘’’<text:span text:style-name="T67">Doc’’’</text:span></text:p>
      <text:p text:style-name="P203"><text:tab/><text:tab/><text:span text:style-name="T67">return self._dictionnaire[index]</text:span></text:p>
      <text:p text:style-name="P203"><text:tab/></text:p>
      <text:p text:style-name="P203"><text:tab/><text:span text:style-name="T68">def __setitem__(self, index, valeur) : </text:span></text:p>
      <text:p text:style-name="P203"><text:tab/><text:tab/>‘’’<text:span text:style-name="T68">Doc’’’ </text:span></text:p>
      <text:p text:style-name="P203"><text:tab/><text:tab/><text:span text:style-name="T68">self._dictionnaire[index] = valeur </text:span></text:p>
      <text:p text:style-name="P203"/>
      <text:p text:style-name="P205">La méthode spéciale derrière le mot in : __contains__</text:p>
      <text:list xml:id="list1288659202" text:style-name="L54">
        <text:list-item>
          <text:p text:style-name="P295">8 in ma_liste revient à ma_liste.__contains__(8) <text:s/>#renvoie True ou False </text:p>
        </text:list-item>
      </text:list>
      <text:p text:style-name="P206"/>
      <text:p text:style-name="P206">La taille d’un conteneur </text:p>
      <text:list xml:id="list3689450745" text:style-name="L55">
        <text:list-item>
          <text:p text:style-name="P296">__<text:span text:style-name="T69">len__ (quand on len(objet)) </text:span></text:p>
          <text:p text:style-name="P296"/>
        </text:list-item>
      </text:list>
      <text:list xml:id="list121624070032969" text:continue-list="list121622669732835" text:style-name="L42">
        <text:list-item>
          <text:p text:style-name="P274">Les méthodes mathématiques</text:p>
        </text:list-item>
      </text:list>
      <text:p text:style-name="P195">Index </text:p>
      <text:list xml:id="list3582672852" text:style-name="L56">
        <text:list-item>
          <text:p text:style-name="P297">+ - * / // ** et leurs méthodes respectives </text:p>
        </text:list-item>
        <text:list-item>
          <text:p text:style-name="P298">Attention : non commutatif → solutions </text:p>
        </text:list-item>
        <text:list-item>
          <text:p text:style-name="P298">Autres opérateurs : += etc </text:p>
        </text:list-item>
      </text:list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207"><text:soft-page-break/>Les méthodes classiques → __add__ , __sub__, __mul__, __truediv__, __floordiv__, __mod__, __pow__</text:p>
      <text:p text:style-name="P207"/>
      <text:p text:style-name="P207">Exemple </text:p>
      <text:p text:style-name="P207">class Duree : </text:p>
      <text:p text:style-name="P207"><text:tab/>‘’’Doc de la méthode’’’ </text:p>
      <text:p text:style-name="P207"><text:tab/><text:span text:style-name="T70">def __add__(self, objet_a_ajouter) : </text:span></text:p>
      <text:p text:style-name="P207"><text:tab/><text:tab/>‘’’<text:span text:style-name="T70">Doc’’’ #ajouter un contrôle du type de objet_a_ajouter </text:span></text:p>
      <text:p text:style-name="P207"><text:tab/><text:tab/><text:span text:style-name="T70">nouvelle_duree = Duree() </text:span></text:p>
      <text:p text:style-name="P207"><text:tab/><text:tab/><text:span text:style-name="T70">nouvelle_duree.min = self.min </text:span></text:p>
      <text:p text:style-name="P207"><text:tab/><text:tab/><text:span text:style-name="T70">nouvelle_duree.sec = self.sec </text:span></text:p>
      <text:p text:style-name="P207"><text:tab/><text:tab/><text:span text:style-name="T70">nouvelle_duree.sec += objet_a_ajouter </text:span></text:p>
      <text:p text:style-name="P207"><text:tab/><text:tab/><text:span text:style-name="T70">if nouvelle_duree.sec ≥ 60 : </text:span></text:p>
      <text:p text:style-name="P207"><text:tab/><text:tab/><text:tab/><text:span text:style-name="T70">nouvelle_duree.min += nouvelle_duree.//60</text:span></text:p>
      <text:p text:style-name="P207"><text:tab/><text:tab/><text:tab/><text:span text:style-name="T71">nouvelle_duree.sec = nouvelle_duree.sec % 60</text:span></text:p>
      <text:p text:style-name="P207"><text:tab/><text:tab/><text:span text:style-name="T71">return nouvelle_duree </text:span></text:p>
      <text:p text:style-name="P207"/>
      <text:p text:style-name="P208">Attention pas commutatif → <text:span text:style-name="T72">d2 = d1 + 54 revient à d1.__add__(54) </text:span></text:p>
      <text:p text:style-name="P209">Solution : __radd__ etc (tout le reste) → rend commutatif (si ne trouve pas inverse l’opération) </text:p>
      <text:p text:style-name="P209"/>
      <text:p text:style-name="P210">Pour += etc → __iadd__ <text:span text:style-name="T73">etc etc </text:span></text:p>
      <text:p text:style-name="P210"/>
      <text:list xml:id="list121623477332957" text:continue-list="list121624070032969" text:style-name="L42">
        <text:list-item>
          <text:p text:style-name="P274">Les méthodes de comparaison <text:s/>→<text:span text:style-name="T74"> revenir à cet endroit </text:span></text:p>
        </text:list-item>
      </text:list>
      <text:p text:style-name="P197">Index </text:p>
      <text:list xml:id="list1691896481" text:style-name="L57">
        <text:list-item>
          <text:p text:style-name="P299">==, ≥, ≤ ,!= , &gt; , &lt; </text:p>
        </text:list-item>
      </text:list>
      <text:list xml:id="list121623672440168" text:continue-list="list121623477332957" text:style-name="L42">
        <text:list-item>
          <text:p text:style-name="P274">Méthodes spéciales utile à Pickle </text:p>
        </text:list-item>
      </text:list>
      <text:list xml:id="list4016950393" text:style-name="L58">
        <text:list-item>
          <text:p text:style-name="P300">getstate et setstate <text:s/></text:p>
        </text:list-item>
        <text:list-item>
          <text:p text:style-name="P301">bon je commence avec react (on ne va pas l’installer en local pour commencer, on verra dans un second temps) → je trace sur ce sujet → je termine → je repasse sur la partie WP (pour fin de la semaine je dois avoir mon thème qui est fait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3:34:23.051190485</meta:creation-date>
    <dc:date>2020-01-27T11:55:35.707760000</dc:date>
    <meta:editing-duration>P1DT22H19M27S</meta:editing-duration>
    <meta:editing-cycles>427</meta:editing-cycles>
    <meta:generator>LibreOffice/6.0.7.3$Linux_X86_64 LibreOffice_project/00m0$Build-3</meta:generator>
    <meta:document-statistic meta:table-count="0" meta:image-count="0" meta:object-count="0" meta:page-count="16" meta:paragraph-count="559" meta:word-count="2994" meta:character-count="18948" meta:non-whitespace-character-count="15914"/>
  </office:meta>
</office:document-meta>
</file>